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ata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citsee</text:p>
          </table:table-cell>
          <table:table-cell office:value-type="float" office:value="114.03" calcext:value-type="float">
            <text:p>114.03</text:p>
          </table:table-cell>
          <table:table-cell office:value-type="string" calcext:value-type="string">
            <text:p>1_158.75</text:p>
          </table:table-cell>
          <table:table-cell office:value-type="float" office:value="115.15" calcext:value-type="float">
            <text:p>115.15</text:p>
          </table:table-cell>
          <table:table-cell office:value-type="string" calcext:value-type="string">
            <text:p>1_181.46</text:p>
          </table:table-cell>
          <table:table-cell office:value-type="float" office:value="97.63" calcext:value-type="float">
            <text:p>97.63</text:p>
          </table:table-cell>
          <table:table-cell office:value-type="string" calcext:value-type="string">
            <text:p>1_000.99</text:p>
          </table:table-cell>
        </table:table-row>
        <table:table-row table:style-name="ro1">
          <table:table-cell office:value-type="string" calcext:value-type="string">
            <text:p>\textbf{jmd}</text:p>
          </table:table-cell>
          <table:table-cell office:value-type="float" office:value="23.72" calcext:value-type="float">
            <text:p>23.72</text:p>
          </table:table-cell>
          <table:table-cell office:value-type="float" office:value="21" calcext:value-type="float">
            <text:p>21</text:p>
          </table:table-cell>
          <table:table-cell office:value-type="float" office:value="23.47" calcext:value-type="float">
            <text:p>23.47</text:p>
          </table:table-cell>
          <table:table-cell office:value-type="float" office:value="21.05" calcext:value-type="float">
            <text:p>21.05</text:p>
          </table:table-cell>
          <table:table-cell office:value-type="float" office:value="3.92" calcext:value-type="float">
            <text:p>3.92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\notdam</text:p>
          </table:table-cell>
          <table:table-cell office:value-type="float" office:value="395.12" calcext:value-type="float">
            <text:p>395.12</text:p>
          </table:table-cell>
          <table:table-cell office:value-type="string" calcext:value-type="string">
            <text:p>4_777.49</text:p>
          </table:table-cell>
          <table:table-cell office:value-type="float" office:value="394.96" calcext:value-type="float">
            <text:p>394.96</text:p>
          </table:table-cell>
          <table:table-cell office:value-type="string" calcext:value-type="string">
            <text:p>4_782.76</text:p>
          </table:table-cell>
          <table:table-cell office:value-type="float" office:value="344.13" calcext:value-type="float">
            <text:p>344.13</text:p>
          </table:table-cell>
          <table:table-cell office:value-type="string" calcext:value-type="string">
            <text:p>4_112.74</text:p>
          </table:table-cell>
        </table:table-row>
        <table:table-row table:style-name="ro1">
          <table:table-cell office:value-type="string" calcext:value-type="string">
            <text:p>\textbf{plV125kL8a2.0L8exp}</text:p>
          </table:table-cell>
          <table:table-cell office:value-type="float" office:value="183.99" calcext:value-type="float">
            <text:p>183.99</text:p>
          </table:table-cell>
          <table:table-cell office:value-type="string" calcext:value-type="string">
            <text:p>2_538.03</text:p>
          </table:table-cell>
          <table:table-cell office:value-type="float" office:value="184.7" calcext:value-type="float">
            <text:p>184.7</text:p>
          </table:table-cell>
          <table:table-cell office:value-type="string" calcext:value-type="string">
            <text:p>2_538.97</text:p>
          </table:table-cell>
          <table:table-cell office:value-type="float" office:value="158.85" calcext:value-type="float">
            <text:p>158.85</text:p>
          </table:table-cell>
          <table:table-cell office:value-type="string" calcext:value-type="string">
            <text:p>1_987.15</text:p>
          </table:table-cell>
        </table:table-row>
        <table:table-row table:style-name="ro1">
          <table:table-cell office:value-type="string" calcext:value-type="string">
            <text:p>\socsig</text:p>
          </table:table-cell>
          <table:table-cell office:value-type="float" office:value="205.51" calcext:value-type="float">
            <text:p>205.51</text:p>
          </table:table-cell>
          <table:table-cell office:value-type="string" calcext:value-type="string">
            <text:p>2_390.25</text:p>
          </table:table-cell>
          <table:table-cell office:value-type="float" office:value="205.9" calcext:value-type="float">
            <text:p>205.9</text:p>
          </table:table-cell>
          <table:table-cell office:value-type="string" calcext:value-type="string">
            <text:p>2_395.20</text:p>
          </table:table-cell>
          <table:table-cell office:value-type="float" office:value="171.64" calcext:value-type="float">
            <text:p>171.64</text:p>
          </table:table-cell>
          <table:table-cell office:value-type="string" calcext:value-type="string">
            <text:p>1_713.02</text:p>
          </table:table-cell>
        </table:table-row>
        <table:table-row table:style-name="ro1">
          <table:table-cell office:value-type="string" calcext:value-type="string">
            <text:p>\socsla</text:p>
          </table:table-cell>
          <table:table-cell office:value-type="float" office:value="138.25" calcext:value-type="float">
            <text:p>138.25</text:p>
          </table:table-cell>
          <table:table-cell office:value-type="string" calcext:value-type="string">
            <text:p>2_137.47</text:p>
          </table:table-cell>
          <table:table-cell office:value-type="float" office:value="138.64" calcext:value-type="float">
            <text:p>138.64</text:p>
          </table:table-cell>
          <table:table-cell office:value-type="string" calcext:value-type="string">
            <text:p>2_146.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_853.14</text:p>
          </table:table-cell>
        </table:table-row>
        <table:table-row table:style-name="ro1">
          <table:table-cell office:value-type="string" calcext:value-type="string">
            <text:p>\twi</text:p>
          </table:table-cell>
          <table:table-cell office:value-type="float" office:value="889.16" calcext:value-type="float">
            <text:p>889.16</text:p>
          </table:table-cell>
          <table:table-cell office:value-type="string" calcext:value-type="string">
            <text:p>17_632.80</text:p>
          </table:table-cell>
          <table:table-cell office:value-type="float" office:value="889.17" calcext:value-type="float">
            <text:p>889.17</text:p>
          </table:table-cell>
          <table:table-cell office:value-type="string" calcext:value-type="string">
            <text:p>17_632.80</text:p>
          </table:table-cell>
          <table:table-cell office:value-type="float" office:value="866.23" calcext:value-type="float">
            <text:p>866.23</text:p>
          </table:table-cell>
          <table:table-cell office:value-type="string" calcext:value-type="string">
            <text:p>17_427.31</text:p>
          </table:table-cell>
        </table:table-row>
        <table:table-row table:style-name="ro1">
          <table:table-cell office:value-type="string" calcext:value-type="string">
            <text:p>\textbf{V125kD5L8exp}</text:p>
          </table:table-cell>
          <table:table-cell office:value-type="float" office:value="957.97" calcext:value-type="float">
            <text:p>957.97</text:p>
          </table:table-cell>
          <table:table-cell office:value-type="string" calcext:value-type="string">
            <text:p>6_467.02</text:p>
          </table:table-cell>
          <table:table-cell office:value-type="float" office:value="958.84" calcext:value-type="float">
            <text:p>958.84</text:p>
          </table:table-cell>
          <table:table-cell office:value-type="string" calcext:value-type="string">
            <text:p>6_523.72</text:p>
          </table:table-cell>
          <table:table-cell office:value-type="float" office:value="950.78" calcext:value-type="float">
            <text:p>950.78</text:p>
          </table:table-cell>
          <table:table-cell office:value-type="string" calcext:value-type="string">
            <text:p>6_353.11</text:p>
          </table:table-cell>
        </table:table-row>
        <table:table-row table:style-name="ro1">
          <table:table-cell office:value-type="string" calcext:value-type="string">
            <text:p>\zhihud</text:p>
          </table:table-cell>
          <table:table-cell office:value-type="string" calcext:value-type="string">
            <text:p>6_418.79</text:p>
          </table:table-cell>
          <table:table-cell office:value-type="string" calcext:value-type="string">
            <text:p>16_198.93</text:p>
          </table:table-cell>
          <table:table-cell office:value-type="string" calcext:value-type="string">
            <text:p>6_435.23</text:p>
          </table:table-cell>
          <table:table-cell office:value-type="string" calcext:value-type="string">
            <text:p>16_572.12</text:p>
          </table:table-cell>
          <table:table-cell office:value-type="string" calcext:value-type="string">
            <text:p>5_623.60</text:p>
          </table:table-cell>
          <table:table-cell office:value-type="string" calcext:value-type="string">
            <text:p>14_802.09</text:p>
          </table:table-cell>
        </table:table-row>
        <table:table-row table:style-name="ro1">
          <table:table-cell office:value-type="string" calcext:value-type="string">
            <text:p>\webbersta</text:p>
          </table:table-cell>
          <table:table-cell office:value-type="string" calcext:value-type="string">
            <text:p>1_604.28</text:p>
          </table:table-cell>
          <table:table-cell office:value-type="string" calcext:value-type="string">
            <text:p>9_879.21</text:p>
          </table:table-cell>
          <table:table-cell office:value-type="string" calcext:value-type="string">
            <text:p>1_603.63</text:p>
          </table:table-cell>
          <table:table-cell office:value-type="string" calcext:value-type="string">
            <text:p>9_888.58</text:p>
          </table:table-cell>
          <table:table-cell office:value-type="string" calcext:value-type="string">
            <text:p>1_580.64</text:p>
          </table:table-cell>
          <table:table-cell office:value-type="string" calcext:value-type="string">
            <text:p>9_476.28</text:p>
          </table:table-cell>
        </table:table-row>
        <table:table-row table:style-name="ro1">
          <table:table-cell office:value-type="string" calcext:value-type="string">
            <text:p>\webgoo</text:p>
          </table:table-cell>
          <table:table-cell office:value-type="string" calcext:value-type="string">
            <text:p>4_690.88</text:p>
          </table:table-cell>
          <table:table-cell office:value-type="string" calcext:value-type="string">
            <text:p>27_117.16</text:p>
          </table:table-cell>
          <table:table-cell office:value-type="string" calcext:value-type="string">
            <text:p>4_694.70</text:p>
          </table:table-cell>
          <table:table-cell office:value-type="string" calcext:value-type="string">
            <text:p>27_147.40</text:p>
          </table:table-cell>
          <table:table-cell office:value-type="string" calcext:value-type="string">
            <text:p>4_736.21</text:p>
          </table:table-cell>
          <table:table-cell office:value-type="string" calcext:value-type="string">
            <text:p>26_813.72</text:p>
          </table:table-cell>
        </table:table-row>
        <table:table-row table:style-name="ro1">
          <table:table-cell office:value-type="string" calcext:value-type="string">
            <text:p>\websta</text:p>
          </table:table-cell>
          <table:table-cell office:value-type="float" office:value="295.57" calcext:value-type="float">
            <text:p>295.57</text:p>
          </table:table-cell>
          <table:table-cell office:value-type="string" calcext:value-type="string">
            <text:p>2_557.07</text:p>
          </table:table-cell>
          <table:table-cell office:value-type="float" office:value="295.98" calcext:value-type="float">
            <text:p>295.98</text:p>
          </table:table-cell>
          <table:table-cell office:value-type="string" calcext:value-type="string">
            <text:p>2_557.07</text:p>
          </table:table-cell>
          <table:table-cell office:value-type="float" office:value="292.12" calcext:value-type="float">
            <text:p>292.12</text:p>
          </table:table-cell>
          <table:table-cell office:value-type="string" calcext:value-type="string">
            <text:p>2_499.10</text:p>
          </table:table-cell>
        </table:table-row>
        <table:table-row table:style-name="ro1">
          <table:table-cell office:value-type="string" calcext:value-type="string">
            <text:p>\uspat</text:p>
          </table:table-cell>
          <table:table-cell office:value-type="string" calcext:value-type="string">
            <text:p>6_463.42</text:p>
          </table:table-cell>
          <table:table-cell office:value-type="string" calcext:value-type="string">
            <text:p>21_915.31</text:p>
          </table:table-cell>
          <table:table-cell office:value-type="string" calcext:value-type="string">
            <text:p>6_399.90</text:p>
          </table:table-cell>
          <table:table-cell office:value-type="string" calcext:value-type="string">
            <text:p>21_915.31</text:p>
          </table:table-cell>
          <table:table-cell office:value-type="string" calcext:value-type="string">
            <text:p>5_561.24</text:p>
          </table:table-cell>
          <table:table-cell office:value-type="float" office:value="475.39" calcext:value-type="float">
            <text:p>475.39</text:p>
          </table:table-cell>
        </table:table-row>
        <table:table-row table:style-name="ro1">
          <table:table-cell office:value-type="string" calcext:value-type="string">
            <text:p>\textbf{plV625kL8a2.0L8exp}</text:p>
          </table:table-cell>
          <table:table-cell office:value-type="string" calcext:value-type="string">
            <text:p>1_233.28</text:p>
          </table:table-cell>
          <table:table-cell office:value-type="string" calcext:value-type="string">
            <text:p>12_982.43</text:p>
          </table:table-cell>
          <table:table-cell office:value-type="string" calcext:value-type="string">
            <text:p>1_240.02</text:p>
          </table:table-cell>
          <table:table-cell office:value-type="string" calcext:value-type="string">
            <text:p>12_982.43</text:p>
          </table:table-cell>
          <table:table-cell office:value-type="string" calcext:value-type="string">
            <text:p>1_063.14</text:p>
          </table:table-cell>
          <table:table-cell office:value-type="string" calcext:value-type="string">
            <text:p>9_726.56</text:p>
          </table:table-cell>
        </table:table-row>
        <table:table-row table:style-name="ro1">
          <table:table-cell office:value-type="string" calcext:value-type="string">
            <text:p>\textbf{V625kD5L8exp}</text:p>
          </table:table-cell>
          <table:table-cell office:value-type="string" calcext:value-type="string">
            <text:p>6_433.90</text:p>
          </table:table-cell>
          <table:table-cell office:value-type="string" calcext:value-type="string">
            <text:p>34_300.96</text:p>
          </table:table-cell>
          <table:table-cell office:value-type="string" calcext:value-type="string">
            <text:p>6_437.99</text:p>
          </table:table-cell>
          <table:table-cell office:value-type="string" calcext:value-type="string">
            <text:p>34_568.91</text:p>
          </table:table-cell>
          <table:table-cell office:value-type="string" calcext:value-type="string">
            <text:p>6_897.07</text:p>
          </table:table-cell>
          <table:table-cell office:value-type="string" calcext:value-type="string">
            <text:p>32_534.70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citsee</text:p>
          </table:table-cell>
          <table:table-cell office:value-type="float" office:value="208.53" calcext:value-type="float">
            <text:p>208.53</text:p>
          </table:table-cell>
          <table:table-cell office:value-type="float" office:value="82.34" calcext:value-type="float">
            <text:p>82.34</text:p>
          </table:table-cell>
          <table:table-cell office:value-type="float" office:value="279.52" calcext:value-type="float">
            <text:p>279.52</text:p>
          </table:table-cell>
          <table:table-cell office:value-type="float" office:value="76.05" calcext:value-type="float">
            <text:p>76.05</text:p>
          </table:table-cell>
          <table:table-cell office:value-type="float" office:value="389.55" calcext:value-type="float">
            <text:p>389.55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/>
          <table:table-cell office:value-type="float" office:value="229.93" calcext:value-type="float">
            <text:p>229.93</text:p>
          </table:table-cell>
          <table:table-cell office:value-type="float" office:value="81.37" calcext:value-type="float">
            <text:p>81.37</text:p>
          </table:table-cell>
          <table:table-cell office:value-type="float" office:value="308.25" calcext:value-type="float">
            <text:p>308.25</text:p>
          </table:table-cell>
          <table:table-cell office:value-type="float" office:value="73.83" calcext:value-type="float">
            <text:p>73.83</text:p>
          </table:table-cell>
          <table:table-cell office:value-type="float" office:value="443.08" calcext:value-type="float">
            <text:p>443.08</text:p>
          </table:table-cell>
          <table:table-cell office:value-type="float" office:value="54.91" calcext:value-type="float">
            <text:p>54.91</text:p>
          </table:table-cell>
        </table:table-row>
        <table:table-row table:style-name="ro1">
          <table:table-cell/>
          <table:table-cell office:value-type="float" office:value="211.47" calcext:value-type="float">
            <text:p>211.47</text:p>
          </table:table-cell>
          <table:table-cell office:value-type="float" office:value="2.23" calcext:value-type="float">
            <text:p>2.23</text:p>
          </table:table-cell>
          <table:table-cell office:value-type="float" office:value="294.43" calcext:value-type="float">
            <text:p>294.43</text:p>
          </table:table-cell>
          <table:table-cell office:value-type="float" office:value="1.71" calcext:value-type="float">
            <text:p>1.71</text:p>
          </table:table-cell>
          <table:table-cell office:value-type="float" office:value="407.37" calcext:value-type="float">
            <text:p>407.3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\textbf{jmd}</text:p>
          </table:table-cell>
          <table:table-cell office:value-type="float" office:value="7.22" calcext:value-type="float">
            <text:p>7.22</text:p>
          </table:table-cell>
          <table:table-cell office:value-type="float" office:value="0.98" calcext:value-type="float">
            <text:p>0.98</text:p>
          </table:table-cell>
          <table:table-cell office:value-type="float" office:value="1.75" calcext:value-type="float">
            <text:p>1.75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.78" calcext:value-type="float">
            <text:p>6.78</text:p>
          </table:table-cell>
          <table:table-cell office:value-type="float" office:value="0.93" calcext:value-type="float">
            <text:p>0.93</text:p>
          </table:table-cell>
          <table:table-cell office:value-type="float" office:value="1.72" calcext:value-type="float">
            <text:p>1.72</text:p>
          </table:table-cell>
          <table:table-cell office:value-type="float" office:value="0.96" calcext:value-type="float">
            <text:p>0.96</text:p>
          </table:table-cell>
          <table:table-cell office:value-type="float" office:value="1.11" calcext:value-type="float">
            <text:p>1.1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office:value-type="float" office:value="0.99" calcext:value-type="float">
            <text:p>0.99</text:p>
          </table:table-cell>
          <table:table-cell office:value-type="float" office:value="1.74" calcext:value-type="float">
            <text:p>1.74</text:p>
          </table:table-cell>
          <table:table-cell office:value-type="float" office:value="0.98" calcext:value-type="float">
            <text:p>0.98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\notdam</text:p>
          </table:table-cell>
          <table:table-cell office:value-type="float" office:value="14.55" calcext:value-type="float">
            <text:p>14.55</text:p>
          </table:table-cell>
          <table:table-cell office:value-type="float" office:value="91.55" calcext:value-type="float">
            <text:p>91.55</text:p>
          </table:table-cell>
          <table:table-cell office:value-type="float" office:value="16.51" calcext:value-type="float">
            <text:p>16.51</text:p>
          </table:table-cell>
          <table:table-cell office:value-type="float" office:value="102.99" calcext:value-type="float">
            <text:p>102.99</text:p>
          </table:table-cell>
          <table:table-cell office:value-type="float" office:value="65.22" calcext:value-type="float">
            <text:p>65.22</text:p>
          </table:table-cell>
          <table:table-cell office:value-type="float" office:value="215.55" calcext:value-type="float">
            <text:p>215.55</text:p>
          </table:table-cell>
        </table:table-row>
        <table:table-row table:style-name="ro1">
          <table:table-cell/>
          <table:table-cell office:value-type="float" office:value="14.49" calcext:value-type="float">
            <text:p>14.49</text:p>
          </table:table-cell>
          <table:table-cell office:value-type="float" office:value="87.92" calcext:value-type="float">
            <text:p>87.92</text:p>
          </table:table-cell>
          <table:table-cell office:value-type="float" office:value="16.29" calcext:value-type="float">
            <text:p>16.29</text:p>
          </table:table-cell>
          <table:table-cell office:value-type="float" office:value="165.59" calcext:value-type="float">
            <text:p>165.59</text:p>
          </table:table-cell>
          <table:table-cell office:value-type="float" office:value="65.66" calcext:value-type="float">
            <text:p>65.66</text:p>
          </table:table-cell>
          <table:table-cell office:value-type="float" office:value="235.31" calcext:value-type="float">
            <text:p>235.31</text:p>
          </table:table-cell>
        </table:table-row>
        <table:table-row table:style-name="ro1">
          <table:table-cell/>
          <table:table-cell office:value-type="float" office:value="14.54" calcext:value-type="float">
            <text:p>14.54</text:p>
          </table:table-cell>
          <table:table-cell office:value-type="float" office:value="4.02" calcext:value-type="float">
            <text:p>4.02</text:p>
          </table:table-cell>
          <table:table-cell office:value-type="float" office:value="16.24" calcext:value-type="float">
            <text:p>16.24</text:p>
          </table:table-cell>
          <table:table-cell office:value-type="float" office:value="2.26" calcext:value-type="float">
            <text:p>2.26</text:p>
          </table:table-cell>
          <table:table-cell office:value-type="float" office:value="65.56" calcext:value-type="float">
            <text:p>65.5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\textbf{plV125kL8a2.0L8exp}</text:p>
          </table:table-cell>
          <table:table-cell office:value-type="string" calcext:value-type="string">
            <text:p>1_498.19</text:p>
          </table:table-cell>
          <table:table-cell office:value-type="float" office:value="418.39" calcext:value-type="float">
            <text:p>418.39</text:p>
          </table:table-cell>
          <table:table-cell office:value-type="string" calcext:value-type="string">
            <text:p>1_875.59</text:p>
          </table:table-cell>
          <table:table-cell office:value-type="float" office:value="671.07" calcext:value-type="float">
            <text:p>671.07</text:p>
          </table:table-cell>
          <table:table-cell office:value-type="string" calcext:value-type="string">
            <text:p>2_561.84</text:p>
          </table:table-cell>
          <table:table-cell office:value-type="float" office:value="445.03" calcext:value-type="float">
            <text:p>445.03</text:p>
          </table:table-cell>
        </table:table-row>
        <table:table-row table:style-name="ro1">
          <table:table-cell/>
          <table:table-cell office:value-type="string" calcext:value-type="string">
            <text:p>1_655.61</text:p>
          </table:table-cell>
          <table:table-cell office:value-type="float" office:value="415.73" calcext:value-type="float">
            <text:p>415.73</text:p>
          </table:table-cell>
          <table:table-cell office:value-type="string" calcext:value-type="string">
            <text:p>1_973.44</text:p>
          </table:table-cell>
          <table:table-cell office:value-type="float" office:value="689.51" calcext:value-type="float">
            <text:p>689.51</text:p>
          </table:table-cell>
          <table:table-cell office:value-type="string" calcext:value-type="string">
            <text:p>3_101.36</text:p>
          </table:table-cell>
          <table:table-cell office:value-type="float" office:value="472.22" calcext:value-type="float">
            <text:p>472.22</text:p>
          </table:table-cell>
        </table:table-row>
        <table:table-row table:style-name="ro1">
          <table:table-cell/>
          <table:table-cell office:value-type="string" calcext:value-type="string">
            <text:p>1_489.6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1_915.09</text:p>
          </table:table-cell>
          <table:table-cell office:value-type="float" office:value="2.17" calcext:value-type="float">
            <text:p>2.17</text:p>
          </table:table-cell>
          <table:table-cell office:value-type="string" calcext:value-type="string">
            <text:p>2_559.0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\socsig</text:p>
          </table:table-cell>
          <table:table-cell office:value-type="string" calcext:value-type="string">
            <text:p>1_733.57</text:p>
          </table:table-cell>
          <table:table-cell office:value-type="string" calcext:value-type="string">
            <text:p>1_894.27</text:p>
          </table:table-cell>
          <table:table-cell office:value-type="string" calcext:value-type="string">
            <text:p>3_930.49</text:p>
          </table:table-cell>
          <table:table-cell office:value-type="string" calcext:value-type="string">
            <text:p>2_755.08</text:p>
          </table:table-cell>
          <table:table-cell office:value-type="string" calcext:value-type="string">
            <text:p>4_213.19</text:p>
          </table:table-cell>
          <table:table-cell office:value-type="string" calcext:value-type="string">
            <text:p>2_958.56</text:p>
          </table:table-cell>
        </table:table-row>
        <table:table-row table:style-name="ro1">
          <table:table-cell/>
          <table:table-cell office:value-type="string" calcext:value-type="string">
            <text:p>1_769.20</text:p>
          </table:table-cell>
          <table:table-cell office:value-type="string" calcext:value-type="string">
            <text:p>1_926.03</text:p>
          </table:table-cell>
          <table:table-cell office:value-type="string" calcext:value-type="string">
            <text:p>4_128.76</text:p>
          </table:table-cell>
          <table:table-cell office:value-type="string" calcext:value-type="string">
            <text:p>2_758.99</text:p>
          </table:table-cell>
          <table:table-cell office:value-type="string" calcext:value-type="string">
            <text:p>4_117.01</text:p>
          </table:table-cell>
          <table:table-cell office:value-type="string" calcext:value-type="string">
            <text:p>2_927.49</text:p>
          </table:table-cell>
        </table:table-row>
        <table:table-row table:style-name="ro1">
          <table:table-cell/>
          <table:table-cell office:value-type="string" calcext:value-type="string">
            <text:p>1_736.41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3_893.73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4_145.18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\socsla</text:p>
          </table:table-cell>
          <table:table-cell office:value-type="string" calcext:value-type="string">
            <text:p>1_065.00</text:p>
          </table:table-cell>
          <table:table-cell office:value-type="string" calcext:value-type="string">
            <text:p>1_274.13</text:p>
          </table:table-cell>
          <table:table-cell office:value-type="string" calcext:value-type="string">
            <text:p>5_971.36</text:p>
          </table:table-cell>
          <table:table-cell office:value-type="string" calcext:value-type="string">
            <text:p>1_992.09</text:p>
          </table:table-cell>
          <table:table-cell office:value-type="string" calcext:value-type="string">
            <text:p>1_503.16</text:p>
          </table:table-cell>
          <table:table-cell office:value-type="float" office:value="656.8" calcext:value-type="float">
            <text:p>656.8</text:p>
          </table:table-cell>
        </table:table-row>
        <table:table-row table:style-name="ro1">
          <table:table-cell/>
          <table:table-cell office:value-type="string" calcext:value-type="string">
            <text:p>1_049.51</text:p>
          </table:table-cell>
          <table:table-cell office:value-type="string" calcext:value-type="string">
            <text:p>1_258.57</text:p>
          </table:table-cell>
          <table:table-cell office:value-type="string" calcext:value-type="string">
            <text:p>5_794.21</text:p>
          </table:table-cell>
          <table:table-cell office:value-type="string" calcext:value-type="string">
            <text:p>1_936.08</text:p>
          </table:table-cell>
          <table:table-cell office:value-type="string" calcext:value-type="string">
            <text:p>1_514.89</text:p>
          </table:table-cell>
          <table:table-cell office:value-type="float" office:value="650.81" calcext:value-type="float">
            <text:p>650.81</text:p>
          </table:table-cell>
        </table:table-row>
        <table:table-row table:style-name="ro1">
          <table:table-cell/>
          <table:table-cell office:value-type="string" calcext:value-type="string">
            <text:p>1_051.95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5_961.80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1_476.11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\twi</text:p>
          </table:table-cell>
          <table:table-cell office:value-type="string" calcext:value-type="string">
            <text:p>54_335.96</text:p>
          </table:table-cell>
          <table:table-cell office:value-type="string" calcext:value-type="string">
            <text:p>27_718.68</text:p>
          </table:table-cell>
          <table:table-cell office:value-type="string" calcext:value-type="string">
            <text:p>48_976.11</text:p>
          </table:table-cell>
          <table:table-cell office:value-type="string" calcext:value-type="string">
            <text:p>69_439.02</text:p>
          </table:table-cell>
          <table:table-cell office:value-type="string" calcext:value-type="string">
            <text:p>56_912.68</text:p>
          </table:table-cell>
          <table:table-cell office:value-type="string" calcext:value-type="string">
            <text:p>17_487.74</text:p>
          </table:table-cell>
        </table:table-row>
        <table:table-row table:style-name="ro1">
          <table:table-cell/>
          <table:table-cell office:value-type="string" calcext:value-type="string">
            <text:p>54_335.96</text:p>
          </table:table-cell>
          <table:table-cell office:value-type="string" calcext:value-type="string">
            <text:p>27_289.48</text:p>
          </table:table-cell>
          <table:table-cell office:value-type="string" calcext:value-type="string">
            <text:p>48_976.11</text:p>
          </table:table-cell>
          <table:table-cell office:value-type="string" calcext:value-type="string">
            <text:p>69_439.02</text:p>
          </table:table-cell>
          <table:table-cell office:value-type="string" calcext:value-type="string">
            <text:p>56_912.68</text:p>
          </table:table-cell>
          <table:table-cell office:value-type="string" calcext:value-type="string">
            <text:p>17_487.74</text:p>
          </table:table-cell>
        </table:table-row>
        <table:table-row table:style-name="ro1">
          <table:table-cell/>
          <table:table-cell office:value-type="string" calcext:value-type="string">
            <text:p>54_335.96</text:p>
          </table:table-cell>
          <table:table-cell office:value-type="string" calcext:value-type="string">
            <text:p>27_211.45</text:p>
          </table:table-cell>
          <table:table-cell office:value-type="string" calcext:value-type="string">
            <text:p>48_976.11</text:p>
          </table:table-cell>
          <table:table-cell office:value-type="string" calcext:value-type="string">
            <text:p>69_439.02</text:p>
          </table:table-cell>
          <table:table-cell office:value-type="string" calcext:value-type="string">
            <text:p>56_912.68</text:p>
          </table:table-cell>
          <table:table-cell office:value-type="string" calcext:value-type="string">
            <text:p>17_487.74</text:p>
          </table:table-cell>
        </table:table-row>
        <table:table-row table:style-name="ro1">
          <table:table-cell office:value-type="string" calcext:value-type="string">
            <text:p>\zhihud</text:p>
          </table:table-cell>
          <table:table-cell office:value-type="float" office:value="803.99" calcext:value-type="float">
            <text:p>803.99</text:p>
          </table:table-cell>
          <table:table-cell office:value-type="float" office:value="911.96" calcext:value-type="float">
            <text:p>911.96</text:p>
          </table:table-cell>
          <table:table-cell office:value-type="string" calcext:value-type="string">
            <text:p>1_057.82</text:p>
          </table:table-cell>
          <table:table-cell office:value-type="float" office:value="106.22" calcext:value-type="float">
            <text:p>106.22</text:p>
          </table:table-cell>
          <table:table-cell office:value-type="float" office:value="954.23" calcext:value-type="float">
            <text:p>954.23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/>
          <table:table-cell office:value-type="float" office:value="804.83" calcext:value-type="float">
            <text:p>804.83</text:p>
          </table:table-cell>
          <table:table-cell office:value-type="float" office:value="911.62" calcext:value-type="float">
            <text:p>911.62</text:p>
          </table:table-cell>
          <table:table-cell office:value-type="string" calcext:value-type="string">
            <text:p>1_062.50</text:p>
          </table:table-cell>
          <table:table-cell office:value-type="float" office:value="106.35" calcext:value-type="float">
            <text:p>106.35</text:p>
          </table:table-cell>
          <table:table-cell office:value-type="float" office:value="954.31" calcext:value-type="float">
            <text:p>954.31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/>
          <table:table-cell office:value-type="float" office:value="803.63" calcext:value-type="float">
            <text:p>803.6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1_056.27</text:p>
          </table:table-cell>
          <table:table-cell office:value-type="float" office:value="0.98" calcext:value-type="float">
            <text:p>0.98</text:p>
          </table:table-cell>
          <table:table-cell office:value-type="float" office:value="953.79" calcext:value-type="float">
            <text:p>953.7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\webbersta</text:p>
          </table:table-cell>
          <table:table-cell office:value-type="float" office:value="517.56" calcext:value-type="float">
            <text:p>517.56</text:p>
          </table:table-cell>
          <table:table-cell office:value-type="float" office:value="342.29" calcext:value-type="float">
            <text:p>342.29</text:p>
          </table:table-cell>
          <table:table-cell office:value-type="float" office:value="228.37" calcext:value-type="float">
            <text:p>228.37</text:p>
          </table:table-cell>
          <table:table-cell office:value-type="float" office:value="31.49" calcext:value-type="float">
            <text:p>31.49</text:p>
          </table:table-cell>
          <table:table-cell office:value-type="float" office:value="894.44" calcext:value-type="float">
            <text:p>894.44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/>
          <table:table-cell office:value-type="float" office:value="513.55" calcext:value-type="float">
            <text:p>513.55</text:p>
          </table:table-cell>
          <table:table-cell office:value-type="float" office:value="341.16" calcext:value-type="float">
            <text:p>341.16</text:p>
          </table:table-cell>
          <table:table-cell office:value-type="float" office:value="278.72" calcext:value-type="float">
            <text:p>278.72</text:p>
          </table:table-cell>
          <table:table-cell office:value-type="float" office:value="31.63" calcext:value-type="float">
            <text:p>31.63</text:p>
          </table:table-cell>
          <table:table-cell office:value-type="float" office:value="877.37" calcext:value-type="float">
            <text:p>877.37</text:p>
          </table:table-cell>
          <table:table-cell office:value-type="float" office:value="40.69" calcext:value-type="float">
            <text:p>40.69</text:p>
          </table:table-cell>
        </table:table-row>
        <table:table-row table:style-name="ro1">
          <table:table-cell/>
          <table:table-cell office:value-type="float" office:value="518.5" calcext:value-type="float">
            <text:p>518.5</text:p>
          </table:table-cell>
          <table:table-cell office:value-type="float" office:value="1.21" calcext:value-type="float">
            <text:p>1.21</text:p>
          </table:table-cell>
          <table:table-cell office:value-type="float" office:value="228.94" calcext:value-type="float">
            <text:p>228.94</text:p>
          </table:table-cell>
          <table:table-cell office:value-type="float" office:value="1.4" calcext:value-type="float">
            <text:p>1.4</text:p>
          </table:table-cell>
          <table:table-cell office:value-type="float" office:value="895.1" calcext:value-type="float">
            <text:p>895.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\webgoo</text:p>
          </table:table-cell>
          <table:table-cell office:value-type="string" calcext:value-type="string">
            <text:p>4_181.61</text:p>
          </table:table-cell>
          <table:table-cell office:value-type="string" calcext:value-type="string">
            <text:p>5_908.13</text:p>
          </table:table-cell>
          <table:table-cell office:value-type="string" calcext:value-type="string">
            <text:p>2_246.65</text:p>
          </table:table-cell>
          <table:table-cell office:value-type="float" office:value="17.12" calcext:value-type="float">
            <text:p>17.12</text:p>
          </table:table-cell>
          <table:table-cell office:value-type="string" calcext:value-type="string">
            <text:p>4_385.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4_310.40</text:p>
          </table:table-cell>
          <table:table-cell office:value-type="string" calcext:value-type="string">
            <text:p>6_060.13</text:p>
          </table:table-cell>
          <table:table-cell office:value-type="string" calcext:value-type="string">
            <text:p>2_447.64</text:p>
          </table:table-cell>
          <table:table-cell office:value-type="float" office:value="17.59" calcext:value-type="float">
            <text:p>17.59</text:p>
          </table:table-cell>
          <table:table-cell office:value-type="string" calcext:value-type="string">
            <text:p>4_638.0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/>
          <table:table-cell office:value-type="string" calcext:value-type="string">
            <text:p>4_146.34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2_252.71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4_388.3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\websta</text:p>
          </table:table-cell>
          <table:table-cell office:value-type="string" calcext:value-type="string">
            <text:p>1_414.59</text:p>
          </table:table-cell>
          <table:table-cell office:value-type="float" office:value="239.56" calcext:value-type="float">
            <text:p>239.56</text:p>
          </table:table-cell>
          <table:table-cell office:value-type="float" office:value="295.47" calcext:value-type="float">
            <text:p>295.47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2_380.15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/>
          <table:table-cell office:value-type="string" calcext:value-type="string">
            <text:p>1_381.55</text:p>
          </table:table-cell>
          <table:table-cell office:value-type="float" office:value="241.09" calcext:value-type="float">
            <text:p>241.09</text:p>
          </table:table-cell>
          <table:table-cell office:value-type="float" office:value="820.96" calcext:value-type="float">
            <text:p>820.96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2_446.6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/>
          <table:table-cell office:value-type="string" calcext:value-type="string">
            <text:p>1_408.43</text:p>
          </table:table-cell>
          <table:table-cell office:value-type="float" office:value="1.24" calcext:value-type="float">
            <text:p>1.24</text:p>
          </table:table-cell>
          <table:table-cell office:value-type="float" office:value="293.87" calcext:value-type="float">
            <text:p>293.87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2_354.9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\uspat</text:p>
          </table:table-cell>
          <table:table-cell office:value-type="float" office:value="1.12" calcext:value-type="float">
            <text:p>1.12</text:p>
          </table:table-cell>
          <table:table-cell office:value-type="float" office:value="1.04" calcext:value-type="float">
            <text:p>1.04</text:p>
          </table:table-cell>
          <table:table-cell office:value-type="float" office:value="1.4" calcext:value-type="float">
            <text:p>1.4</text:p>
          </table:table-cell>
          <table:table-cell office:value-type="float" office:value="1.16" calcext:value-type="float">
            <text:p>1.16</text:p>
          </table:table-cell>
          <table:table-cell office:value-type="float" office:value="1.11" calcext:value-type="float">
            <text:p>1.1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office:value-type="float" office:value="1.02" calcext:value-type="float">
            <text:p>1.02</text:p>
          </table:table-cell>
          <table:table-cell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\textbf{plV625kL8a2.0L8exp}</text:p>
          </table:table-cell>
          <table:table-cell office:value-type="string" calcext:value-type="string">
            <text:p>3_913.11</text:p>
          </table:table-cell>
          <table:table-cell office:value-type="string" calcext:value-type="string">
            <text:p>1_257.15</text:p>
          </table:table-cell>
          <table:table-cell office:value-type="string" calcext:value-type="string">
            <text:p>2_416.38</text:p>
          </table:table-cell>
          <table:table-cell office:value-type="float" office:value="709.51" calcext:value-type="float">
            <text:p>709.51</text:p>
          </table:table-cell>
          <table:table-cell office:value-type="string" calcext:value-type="string">
            <text:p>2_304.48</text:p>
          </table:table-cell>
          <table:table-cell office:value-type="float" office:value="246.42" calcext:value-type="float">
            <text:p>246.42</text:p>
          </table:table-cell>
        </table:table-row>
        <table:table-row table:style-name="ro1">
          <table:table-cell/>
          <table:table-cell office:value-type="string" calcext:value-type="string">
            <text:p>3_924.00</text:p>
          </table:table-cell>
          <table:table-cell office:value-type="string" calcext:value-type="string">
            <text:p>1_233.11</text:p>
          </table:table-cell>
          <table:table-cell office:value-type="string" calcext:value-type="string">
            <text:p>2_981.31</text:p>
          </table:table-cell>
          <table:table-cell office:value-type="float" office:value="700.4" calcext:value-type="float">
            <text:p>700.4</text:p>
          </table:table-cell>
          <table:table-cell office:value-type="string" calcext:value-type="string">
            <text:p>2_303.75</text:p>
          </table:table-cell>
          <table:table-cell office:value-type="float" office:value="245.42" calcext:value-type="float">
            <text:p>245.42</text:p>
          </table:table-cell>
        </table:table-row>
        <table:table-row table:style-name="ro1">
          <table:table-cell/>
          <table:table-cell office:value-type="string" calcext:value-type="string">
            <text:p>3_921.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2_417.68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2_305.84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\textbf{V625kD5L8exp}</text:p>
          </table:table-cell>
          <table:table-cell office:value-type="float" office:value="183.49" calcext:value-type="float">
            <text:p>183.49</text:p>
          </table:table-cell>
          <table:table-cell office:value-type="float" office:value="56.56" calcext:value-type="float">
            <text:p>56.56</text:p>
          </table:table-cell>
          <table:table-cell office:value-type="float" office:value="218.79" calcext:value-type="float">
            <text:p>218.79</text:p>
          </table:table-cell>
          <table:table-cell office:value-type="float" office:value="10.93" calcext:value-type="float">
            <text:p>10.93</text:p>
          </table:table-cell>
          <table:table-cell office:value-type="float" office:value="270.66" calcext:value-type="float">
            <text:p>270.66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/>
          <table:table-cell office:value-type="float" office:value="188.2" calcext:value-type="float">
            <text:p>188.2</text:p>
          </table:table-cell>
          <table:table-cell office:value-type="float" office:value="58.1" calcext:value-type="float">
            <text:p>58.1</text:p>
          </table:table-cell>
          <table:table-cell office:value-type="float" office:value="254.12" calcext:value-type="float">
            <text:p>254.12</text:p>
          </table:table-cell>
          <table:table-cell office:value-type="float" office:value="11.24" calcext:value-type="float">
            <text:p>11.24</text:p>
          </table:table-cell>
          <table:table-cell office:value-type="float" office:value="272.59" calcext:value-type="float">
            <text:p>272.59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/>
          <table:table-cell office:value-type="float" office:value="183.64" calcext:value-type="float">
            <text:p>183.64</text:p>
          </table:table-cell>
          <table:table-cell office:value-type="float" office:value="1.59" calcext:value-type="float">
            <text:p>1.59</text:p>
          </table:table-cell>
          <table:table-cell office:value-type="float" office:value="217.75" calcext:value-type="float">
            <text:p>217.75</text:p>
          </table:table-cell>
          <table:table-cell office:value-type="float" office:value="0.72" calcext:value-type="float">
            <text:p>0.72</text:p>
          </table:table-cell>
          <table:table-cell office:value-type="float" office:value="268.83" calcext:value-type="float">
            <text:p>268.83</text:p>
          </table:table-cell>
          <table:table-cell office:value-type="float" office:value="0.67" calcext:value-type="float">
            <text:p>0.6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ata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citsee</text:p>
          </table:table-cell>
          <table:table-cell office:value-type="float" office:value="114.03" calcext:value-type="float">
            <text:p>114.03</text:p>
          </table:table-cell>
          <table:table-cell office:value-type="float" office:value="1158.75" calcext:value-type="float">
            <text:p>1158.75</text:p>
          </table:table-cell>
          <table:table-cell office:value-type="float" office:value="115.15" calcext:value-type="float">
            <text:p>115.15</text:p>
          </table:table-cell>
          <table:table-cell office:value-type="float" office:value="1181.46" calcext:value-type="float">
            <text:p>1181.46</text:p>
          </table:table-cell>
          <table:table-cell office:value-type="float" office:value="97.63" calcext:value-type="float">
            <text:p>97.63</text:p>
          </table:table-cell>
          <table:table-cell office:value-type="float" office:value="1000.99" calcext:value-type="float">
            <text:p>1000.99</text:p>
          </table:table-cell>
        </table:table-row>
        <table:table-row table:style-name="ro1">
          <table:table-cell office:value-type="string" calcext:value-type="string">
            <text:p>\textbf{jmd}</text:p>
          </table:table-cell>
          <table:table-cell office:value-type="float" office:value="23.72" calcext:value-type="float">
            <text:p>23.72</text:p>
          </table:table-cell>
          <table:table-cell office:value-type="float" office:value="21" calcext:value-type="float">
            <text:p>21</text:p>
          </table:table-cell>
          <table:table-cell office:value-type="float" office:value="23.47" calcext:value-type="float">
            <text:p>23.47</text:p>
          </table:table-cell>
          <table:table-cell office:value-type="float" office:value="21.05" calcext:value-type="float">
            <text:p>21.05</text:p>
          </table:table-cell>
          <table:table-cell office:value-type="float" office:value="3.92" calcext:value-type="float">
            <text:p>3.92</text:p>
          </table:table-cell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string" calcext:value-type="string">
            <text:p>\notdam</text:p>
          </table:table-cell>
          <table:table-cell office:value-type="float" office:value="395.12" calcext:value-type="float">
            <text:p>395.12</text:p>
          </table:table-cell>
          <table:table-cell office:value-type="float" office:value="4777.49" calcext:value-type="float">
            <text:p>4777.49</text:p>
          </table:table-cell>
          <table:table-cell office:value-type="float" office:value="394.96" calcext:value-type="float">
            <text:p>394.96</text:p>
          </table:table-cell>
          <table:table-cell office:value-type="float" office:value="4782.76" calcext:value-type="float">
            <text:p>4782.76</text:p>
          </table:table-cell>
          <table:table-cell office:value-type="float" office:value="344.13" calcext:value-type="float">
            <text:p>344.13</text:p>
          </table:table-cell>
          <table:table-cell office:value-type="float" office:value="4112.74" calcext:value-type="float">
            <text:p>4112.74</text:p>
          </table:table-cell>
        </table:table-row>
        <table:table-row table:style-name="ro1">
          <table:table-cell office:value-type="string" calcext:value-type="string">
            <text:p>\textbf{plV125kL8a2.0L8exp}</text:p>
          </table:table-cell>
          <table:table-cell office:value-type="float" office:value="183.99" calcext:value-type="float">
            <text:p>183.99</text:p>
          </table:table-cell>
          <table:table-cell office:value-type="float" office:value="2538.03" calcext:value-type="float">
            <text:p>2538.03</text:p>
          </table:table-cell>
          <table:table-cell office:value-type="float" office:value="184.7" calcext:value-type="float">
            <text:p>184.7</text:p>
          </table:table-cell>
          <table:table-cell office:value-type="float" office:value="2538.97" calcext:value-type="float">
            <text:p>2538.97</text:p>
          </table:table-cell>
          <table:table-cell office:value-type="float" office:value="158.85" calcext:value-type="float">
            <text:p>158.85</text:p>
          </table:table-cell>
          <table:table-cell office:value-type="float" office:value="1987.15" calcext:value-type="float">
            <text:p>1987.15</text:p>
          </table:table-cell>
        </table:table-row>
        <table:table-row table:style-name="ro1">
          <table:table-cell office:value-type="string" calcext:value-type="string">
            <text:p>\socsig</text:p>
          </table:table-cell>
          <table:table-cell office:value-type="float" office:value="205.51" calcext:value-type="float">
            <text:p>205.51</text:p>
          </table:table-cell>
          <table:table-cell office:value-type="float" office:value="2390.25" calcext:value-type="float">
            <text:p>2390.25</text:p>
          </table:table-cell>
          <table:table-cell office:value-type="float" office:value="205.9" calcext:value-type="float">
            <text:p>205.9</text:p>
          </table:table-cell>
          <table:table-cell office:value-type="float" office:value="2395.2" calcext:value-type="float">
            <text:p>2395.2</text:p>
          </table:table-cell>
          <table:table-cell office:value-type="float" office:value="171.64" calcext:value-type="float">
            <text:p>171.64</text:p>
          </table:table-cell>
          <table:table-cell office:value-type="float" office:value="1713.02" calcext:value-type="float">
            <text:p>1713.02</text:p>
          </table:table-cell>
        </table:table-row>
        <table:table-row table:style-name="ro1">
          <table:table-cell office:value-type="string" calcext:value-type="string">
            <text:p>\socsla</text:p>
          </table:table-cell>
          <table:table-cell office:value-type="float" office:value="138.25" calcext:value-type="float">
            <text:p>138.25</text:p>
          </table:table-cell>
          <table:table-cell office:value-type="float" office:value="2137.47" calcext:value-type="float">
            <text:p>2137.47</text:p>
          </table:table-cell>
          <table:table-cell office:value-type="float" office:value="138.64" calcext:value-type="float">
            <text:p>138.64</text:p>
          </table:table-cell>
          <table:table-cell office:value-type="float" office:value="2146.08" calcext:value-type="float">
            <text:p>2146.08</text:p>
          </table:table-cell>
          <table:table-cell office:value-type="float" office:value="126" calcext:value-type="float">
            <text:p>126</text:p>
          </table:table-cell>
          <table:table-cell office:value-type="float" office:value="1853.14" calcext:value-type="float">
            <text:p>1853.14</text:p>
          </table:table-cell>
        </table:table-row>
        <table:table-row table:style-name="ro1">
          <table:table-cell office:value-type="string" calcext:value-type="string">
            <text:p>\twi</text:p>
          </table:table-cell>
          <table:table-cell office:value-type="float" office:value="889.16" calcext:value-type="float">
            <text:p>889.16</text:p>
          </table:table-cell>
          <table:table-cell office:value-type="float" office:value="17632.8" calcext:value-type="float">
            <text:p>17632.8</text:p>
          </table:table-cell>
          <table:table-cell office:value-type="float" office:value="889.17" calcext:value-type="float">
            <text:p>889.17</text:p>
          </table:table-cell>
          <table:table-cell office:value-type="float" office:value="17632.8" calcext:value-type="float">
            <text:p>17632.8</text:p>
          </table:table-cell>
          <table:table-cell office:value-type="float" office:value="866.23" calcext:value-type="float">
            <text:p>866.23</text:p>
          </table:table-cell>
          <table:table-cell office:value-type="float" office:value="17427.31" calcext:value-type="float">
            <text:p>17427.31</text:p>
          </table:table-cell>
        </table:table-row>
        <table:table-row table:style-name="ro1">
          <table:table-cell office:value-type="string" calcext:value-type="string">
            <text:p>\textbf{V125kD5L8exp}</text:p>
          </table:table-cell>
          <table:table-cell office:value-type="float" office:value="957.97" calcext:value-type="float">
            <text:p>957.97</text:p>
          </table:table-cell>
          <table:table-cell office:value-type="float" office:value="6467.02" calcext:value-type="float">
            <text:p>6467.02</text:p>
          </table:table-cell>
          <table:table-cell office:value-type="float" office:value="958.84" calcext:value-type="float">
            <text:p>958.84</text:p>
          </table:table-cell>
          <table:table-cell office:value-type="float" office:value="6523.72" calcext:value-type="float">
            <text:p>6523.72</text:p>
          </table:table-cell>
          <table:table-cell office:value-type="float" office:value="950.78" calcext:value-type="float">
            <text:p>950.78</text:p>
          </table:table-cell>
          <table:table-cell office:value-type="float" office:value="6353.11" calcext:value-type="float">
            <text:p>6353.11</text:p>
          </table:table-cell>
        </table:table-row>
        <table:table-row table:style-name="ro1">
          <table:table-cell office:value-type="string" calcext:value-type="string">
            <text:p>\zhihud</text:p>
          </table:table-cell>
          <table:table-cell office:value-type="float" office:value="6418.79" calcext:value-type="float">
            <text:p>6418.79</text:p>
          </table:table-cell>
          <table:table-cell office:value-type="float" office:value="16198.93" calcext:value-type="float">
            <text:p>16198.93</text:p>
          </table:table-cell>
          <table:table-cell office:value-type="float" office:value="6435.23" calcext:value-type="float">
            <text:p>6435.23</text:p>
          </table:table-cell>
          <table:table-cell office:value-type="float" office:value="16572.12" calcext:value-type="float">
            <text:p>16572.12</text:p>
          </table:table-cell>
          <table:table-cell office:value-type="float" office:value="5623.6" calcext:value-type="float">
            <text:p>5623.6</text:p>
          </table:table-cell>
          <table:table-cell office:value-type="float" office:value="14802.09" calcext:value-type="float">
            <text:p>14802.09</text:p>
          </table:table-cell>
        </table:table-row>
        <table:table-row table:style-name="ro1">
          <table:table-cell office:value-type="string" calcext:value-type="string">
            <text:p>\webbersta</text:p>
          </table:table-cell>
          <table:table-cell office:value-type="float" office:value="1604.28" calcext:value-type="float">
            <text:p>1604.28</text:p>
          </table:table-cell>
          <table:table-cell office:value-type="float" office:value="9879.21" calcext:value-type="float">
            <text:p>9879.21</text:p>
          </table:table-cell>
          <table:table-cell office:value-type="float" office:value="1603.63" calcext:value-type="float">
            <text:p>1603.63</text:p>
          </table:table-cell>
          <table:table-cell office:value-type="float" office:value="9888.58" calcext:value-type="float">
            <text:p>9888.58</text:p>
          </table:table-cell>
          <table:table-cell office:value-type="float" office:value="1580.64" calcext:value-type="float">
            <text:p>1580.64</text:p>
          </table:table-cell>
          <table:table-cell office:value-type="float" office:value="9476.28" calcext:value-type="float">
            <text:p>9476.28</text:p>
          </table:table-cell>
        </table:table-row>
        <table:table-row table:style-name="ro1">
          <table:table-cell office:value-type="string" calcext:value-type="string">
            <text:p>\webgoo</text:p>
          </table:table-cell>
          <table:table-cell office:value-type="float" office:value="4690.88" calcext:value-type="float">
            <text:p>4690.88</text:p>
          </table:table-cell>
          <table:table-cell office:value-type="float" office:value="27117.16" calcext:value-type="float">
            <text:p>27117.16</text:p>
          </table:table-cell>
          <table:table-cell office:value-type="float" office:value="4694.7" calcext:value-type="float">
            <text:p>4694.7</text:p>
          </table:table-cell>
          <table:table-cell office:value-type="float" office:value="27147.4" calcext:value-type="float">
            <text:p>27147.4</text:p>
          </table:table-cell>
          <table:table-cell office:value-type="float" office:value="4736.21" calcext:value-type="float">
            <text:p>4736.21</text:p>
          </table:table-cell>
          <table:table-cell office:value-type="float" office:value="26813.72" calcext:value-type="float">
            <text:p>26813.72</text:p>
          </table:table-cell>
        </table:table-row>
        <table:table-row table:style-name="ro1">
          <table:table-cell office:value-type="string" calcext:value-type="string">
            <text:p>\websta</text:p>
          </table:table-cell>
          <table:table-cell office:value-type="float" office:value="295.57" calcext:value-type="float">
            <text:p>295.57</text:p>
          </table:table-cell>
          <table:table-cell office:value-type="float" office:value="2557.07" calcext:value-type="float">
            <text:p>2557.07</text:p>
          </table:table-cell>
          <table:table-cell office:value-type="float" office:value="295.98" calcext:value-type="float">
            <text:p>295.98</text:p>
          </table:table-cell>
          <table:table-cell office:value-type="float" office:value="2557.07" calcext:value-type="float">
            <text:p>2557.07</text:p>
          </table:table-cell>
          <table:table-cell office:value-type="float" office:value="292.12" calcext:value-type="float">
            <text:p>292.12</text:p>
          </table:table-cell>
          <table:table-cell office:value-type="float" office:value="2499.1" calcext:value-type="float">
            <text:p>2499.1</text:p>
          </table:table-cell>
        </table:table-row>
        <table:table-row table:style-name="ro1">
          <table:table-cell office:value-type="string" calcext:value-type="string">
            <text:p>\uspat</text:p>
          </table:table-cell>
          <table:table-cell office:value-type="float" office:value="6463.42" calcext:value-type="float">
            <text:p>6463.42</text:p>
          </table:table-cell>
          <table:table-cell office:value-type="float" office:value="21915.31" calcext:value-type="float">
            <text:p>21915.31</text:p>
          </table:table-cell>
          <table:table-cell office:value-type="float" office:value="6399.9" calcext:value-type="float">
            <text:p>6399.9</text:p>
          </table:table-cell>
          <table:table-cell office:value-type="float" office:value="21915.31" calcext:value-type="float">
            <text:p>21915.31</text:p>
          </table:table-cell>
          <table:table-cell office:value-type="float" office:value="5561.24" calcext:value-type="float">
            <text:p>5561.24</text:p>
          </table:table-cell>
          <table:table-cell office:value-type="float" office:value="475.39" calcext:value-type="float">
            <text:p>475.39</text:p>
          </table:table-cell>
        </table:table-row>
        <table:table-row table:style-name="ro1">
          <table:table-cell office:value-type="string" calcext:value-type="string">
            <text:p>\textbf{plV625kL8a2.0L8exp}</text:p>
          </table:table-cell>
          <table:table-cell office:value-type="float" office:value="1233.28" calcext:value-type="float">
            <text:p>1233.28</text:p>
          </table:table-cell>
          <table:table-cell office:value-type="float" office:value="12982.43" calcext:value-type="float">
            <text:p>12982.43</text:p>
          </table:table-cell>
          <table:table-cell office:value-type="float" office:value="1240.02" calcext:value-type="float">
            <text:p>1240.02</text:p>
          </table:table-cell>
          <table:table-cell office:value-type="float" office:value="12982.43" calcext:value-type="float">
            <text:p>12982.43</text:p>
          </table:table-cell>
          <table:table-cell office:value-type="float" office:value="1063.14" calcext:value-type="float">
            <text:p>1063.14</text:p>
          </table:table-cell>
          <table:table-cell office:value-type="float" office:value="9726.56" calcext:value-type="float">
            <text:p>9726.56</text:p>
          </table:table-cell>
        </table:table-row>
        <table:table-row table:style-name="ro1">
          <table:table-cell office:value-type="string" calcext:value-type="string">
            <text:p>\textbf{V625kD5L8exp}</text:p>
          </table:table-cell>
          <table:table-cell office:value-type="float" office:value="6433.9" calcext:value-type="float">
            <text:p>6433.9</text:p>
          </table:table-cell>
          <table:table-cell office:value-type="float" office:value="34300.96" calcext:value-type="float">
            <text:p>34300.96</text:p>
          </table:table-cell>
          <table:table-cell office:value-type="float" office:value="6437.99" calcext:value-type="float">
            <text:p>6437.99</text:p>
          </table:table-cell>
          <table:table-cell office:value-type="float" office:value="34568.91" calcext:value-type="float">
            <text:p>34568.91</text:p>
          </table:table-cell>
          <table:table-cell office:value-type="float" office:value="6897.07" calcext:value-type="float">
            <text:p>6897.07</text:p>
          </table:table-cell>
          <table:table-cell office:value-type="float" office:value="32534.7" calcext:value-type="float">
            <text:p>32534.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:.B16])/15" office:value-type="float" office:value="2003.19133333333" calcext:value-type="float">
            <text:p>2003.19</text:p>
          </table:table-cell>
          <table:table-cell table:formula="of:=SUM([.C2:.C16])/15" office:value-type="float" office:value="10804.9253333333" calcext:value-type="float">
            <text:p>10804.93</text:p>
          </table:table-cell>
          <table:table-cell table:formula="of:=SUM([.D2:.D16])/15" office:value-type="float" office:value="2001.21866666667" calcext:value-type="float">
            <text:p>2001.22</text:p>
          </table:table-cell>
          <table:table-cell table:formula="of:=SUM([.E2:.E16])/15" office:value-type="float" office:value="10856.924" calcext:value-type="float">
            <text:p>10856.92</text:p>
          </table:table-cell>
          <table:table-cell table:formula="of:=SUM([.F2:.F16])/15" office:value-type="float" office:value="1898.21333333333" calcext:value-type="float">
            <text:p>1898.21</text:p>
          </table:table-cell>
          <table:table-cell table:formula="of:=SUM([.G2:.G16])/15" office:value-type="float" office:value="8719.58" calcext:value-type="float">
            <text:p>8719.5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Data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citsee</text:p>
          </table:table-cell>
          <table:table-cell office:value-type="float" office:value="208.53" calcext:value-type="float">
            <text:p>208.53</text:p>
          </table:table-cell>
          <table:table-cell office:value-type="float" office:value="82.34" calcext:value-type="float">
            <text:p>82.34</text:p>
          </table:table-cell>
          <table:table-cell office:value-type="float" office:value="279.52" calcext:value-type="float">
            <text:p>279.52</text:p>
          </table:table-cell>
          <table:table-cell office:value-type="float" office:value="76.05" calcext:value-type="float">
            <text:p>76.05</text:p>
          </table:table-cell>
          <table:table-cell office:value-type="float" office:value="389.55" calcext:value-type="float">
            <text:p>389.55</text:p>
          </table:table-cell>
          <table:table-cell office:value-type="float" office:value="55.04" calcext:value-type="float">
            <text:p>55.04</text:p>
          </table:table-cell>
        </table:table-row>
        <table:table-row table:style-name="ro1">
          <table:table-cell/>
          <table:table-cell office:value-type="float" office:value="229.93" calcext:value-type="float">
            <text:p>229.93</text:p>
          </table:table-cell>
          <table:table-cell office:value-type="float" office:value="81.37" calcext:value-type="float">
            <text:p>81.37</text:p>
          </table:table-cell>
          <table:table-cell office:value-type="float" office:value="308.25" calcext:value-type="float">
            <text:p>308.25</text:p>
          </table:table-cell>
          <table:table-cell office:value-type="float" office:value="73.83" calcext:value-type="float">
            <text:p>73.83</text:p>
          </table:table-cell>
          <table:table-cell office:value-type="float" office:value="443.08" calcext:value-type="float">
            <text:p>443.08</text:p>
          </table:table-cell>
          <table:table-cell office:value-type="float" office:value="54.91" calcext:value-type="float">
            <text:p>54.91</text:p>
          </table:table-cell>
        </table:table-row>
        <table:table-row table:style-name="ro1">
          <table:table-cell/>
          <table:table-cell office:value-type="float" office:value="211.47" calcext:value-type="float">
            <text:p>211.47</text:p>
          </table:table-cell>
          <table:table-cell office:value-type="float" office:value="2.23" calcext:value-type="float">
            <text:p>2.23</text:p>
          </table:table-cell>
          <table:table-cell office:value-type="float" office:value="294.43" calcext:value-type="float">
            <text:p>294.43</text:p>
          </table:table-cell>
          <table:table-cell office:value-type="float" office:value="1.71" calcext:value-type="float">
            <text:p>1.71</text:p>
          </table:table-cell>
          <table:table-cell office:value-type="float" office:value="407.37" calcext:value-type="float">
            <text:p>407.37</text:p>
          </table:table-cell>
          <table:table-cell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\textbf{jmd}</text:p>
          </table:table-cell>
          <table:table-cell office:value-type="float" office:value="7.22" calcext:value-type="float">
            <text:p>7.22</text:p>
          </table:table-cell>
          <table:table-cell office:value-type="float" office:value="0.98" calcext:value-type="float">
            <text:p>0.98</text:p>
          </table:table-cell>
          <table:table-cell office:value-type="float" office:value="1.75" calcext:value-type="float">
            <text:p>1.75</text:p>
          </table:table-cell>
          <table:table-cell office:value-type="float" office:value="0.95" calcext:value-type="float">
            <text:p>0.9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.78" calcext:value-type="float">
            <text:p>6.78</text:p>
          </table:table-cell>
          <table:table-cell office:value-type="float" office:value="0.93" calcext:value-type="float">
            <text:p>0.93</text:p>
          </table:table-cell>
          <table:table-cell office:value-type="float" office:value="1.72" calcext:value-type="float">
            <text:p>1.72</text:p>
          </table:table-cell>
          <table:table-cell office:value-type="float" office:value="0.96" calcext:value-type="float">
            <text:p>0.96</text:p>
          </table:table-cell>
          <table:table-cell office:value-type="float" office:value="1.11" calcext:value-type="float">
            <text:p>1.11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/>
          <table:table-cell office:value-type="float" office:value="7.14" calcext:value-type="float">
            <text:p>7.14</text:p>
          </table:table-cell>
          <table:table-cell office:value-type="float" office:value="0.99" calcext:value-type="float">
            <text:p>0.99</text:p>
          </table:table-cell>
          <table:table-cell office:value-type="float" office:value="1.74" calcext:value-type="float">
            <text:p>1.74</text:p>
          </table:table-cell>
          <table:table-cell office:value-type="float" office:value="0.98" calcext:value-type="float">
            <text:p>0.98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\notdam</text:p>
          </table:table-cell>
          <table:table-cell office:value-type="float" office:value="14.55" calcext:value-type="float">
            <text:p>14.55</text:p>
          </table:table-cell>
          <table:table-cell office:value-type="float" office:value="91.55" calcext:value-type="float">
            <text:p>91.55</text:p>
          </table:table-cell>
          <table:table-cell office:value-type="float" office:value="16.51" calcext:value-type="float">
            <text:p>16.51</text:p>
          </table:table-cell>
          <table:table-cell office:value-type="float" office:value="102.99" calcext:value-type="float">
            <text:p>102.99</text:p>
          </table:table-cell>
          <table:table-cell office:value-type="float" office:value="65.22" calcext:value-type="float">
            <text:p>65.22</text:p>
          </table:table-cell>
          <table:table-cell office:value-type="float" office:value="215.55" calcext:value-type="float">
            <text:p>215.55</text:p>
          </table:table-cell>
        </table:table-row>
        <table:table-row table:style-name="ro1">
          <table:table-cell/>
          <table:table-cell office:value-type="float" office:value="14.49" calcext:value-type="float">
            <text:p>14.49</text:p>
          </table:table-cell>
          <table:table-cell office:value-type="float" office:value="87.92" calcext:value-type="float">
            <text:p>87.92</text:p>
          </table:table-cell>
          <table:table-cell office:value-type="float" office:value="16.29" calcext:value-type="float">
            <text:p>16.29</text:p>
          </table:table-cell>
          <table:table-cell office:value-type="float" office:value="165.59" calcext:value-type="float">
            <text:p>165.59</text:p>
          </table:table-cell>
          <table:table-cell office:value-type="float" office:value="65.66" calcext:value-type="float">
            <text:p>65.66</text:p>
          </table:table-cell>
          <table:table-cell office:value-type="float" office:value="235.31" calcext:value-type="float">
            <text:p>235.31</text:p>
          </table:table-cell>
        </table:table-row>
        <table:table-row table:style-name="ro1">
          <table:table-cell/>
          <table:table-cell office:value-type="float" office:value="14.54" calcext:value-type="float">
            <text:p>14.54</text:p>
          </table:table-cell>
          <table:table-cell office:value-type="float" office:value="4.02" calcext:value-type="float">
            <text:p>4.02</text:p>
          </table:table-cell>
          <table:table-cell office:value-type="float" office:value="16.24" calcext:value-type="float">
            <text:p>16.24</text:p>
          </table:table-cell>
          <table:table-cell office:value-type="float" office:value="2.26" calcext:value-type="float">
            <text:p>2.26</text:p>
          </table:table-cell>
          <table:table-cell office:value-type="float" office:value="65.56" calcext:value-type="float">
            <text:p>65.56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\textbf{plV125kL8a2.0L8exp}</text:p>
          </table:table-cell>
          <table:table-cell office:value-type="float" office:value="1498.19" calcext:value-type="float">
            <text:p>1498.19</text:p>
          </table:table-cell>
          <table:table-cell office:value-type="float" office:value="418.39" calcext:value-type="float">
            <text:p>418.39</text:p>
          </table:table-cell>
          <table:table-cell office:value-type="float" office:value="1875.59" calcext:value-type="float">
            <text:p>1875.59</text:p>
          </table:table-cell>
          <table:table-cell office:value-type="float" office:value="671.07" calcext:value-type="float">
            <text:p>671.07</text:p>
          </table:table-cell>
          <table:table-cell office:value-type="float" office:value="2561.84" calcext:value-type="float">
            <text:p>2561.84</text:p>
          </table:table-cell>
          <table:table-cell office:value-type="float" office:value="445.03" calcext:value-type="float">
            <text:p>445.03</text:p>
          </table:table-cell>
        </table:table-row>
        <table:table-row table:style-name="ro1">
          <table:table-cell/>
          <table:table-cell office:value-type="float" office:value="1655.61" calcext:value-type="float">
            <text:p>1655.61</text:p>
          </table:table-cell>
          <table:table-cell office:value-type="float" office:value="415.73" calcext:value-type="float">
            <text:p>415.73</text:p>
          </table:table-cell>
          <table:table-cell office:value-type="float" office:value="1973.44" calcext:value-type="float">
            <text:p>1973.44</text:p>
          </table:table-cell>
          <table:table-cell office:value-type="float" office:value="689.51" calcext:value-type="float">
            <text:p>689.51</text:p>
          </table:table-cell>
          <table:table-cell office:value-type="float" office:value="3101.36" calcext:value-type="float">
            <text:p>3101.36</text:p>
          </table:table-cell>
          <table:table-cell office:value-type="float" office:value="472.22" calcext:value-type="float">
            <text:p>472.22</text:p>
          </table:table-cell>
        </table:table-row>
        <table:table-row table:style-name="ro1">
          <table:table-cell/>
          <table:table-cell office:value-type="float" office:value="1489.66" calcext:value-type="float">
            <text:p>1489.66</text:p>
          </table:table-cell>
          <table:table-cell office:value-type="float" office:value="1.7" calcext:value-type="float">
            <text:p>1.7</text:p>
          </table:table-cell>
          <table:table-cell office:value-type="float" office:value="1915.09" calcext:value-type="float">
            <text:p>1915.09</text:p>
          </table:table-cell>
          <table:table-cell office:value-type="float" office:value="2.17" calcext:value-type="float">
            <text:p>2.17</text:p>
          </table:table-cell>
          <table:table-cell office:value-type="float" office:value="2559.05" calcext:value-type="float">
            <text:p>2559.05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string" calcext:value-type="string">
            <text:p>\socsig</text:p>
          </table:table-cell>
          <table:table-cell office:value-type="float" office:value="1733.57" calcext:value-type="float">
            <text:p>1733.57</text:p>
          </table:table-cell>
          <table:table-cell office:value-type="float" office:value="1894.27" calcext:value-type="float">
            <text:p>1894.27</text:p>
          </table:table-cell>
          <table:table-cell office:value-type="float" office:value="3930.49" calcext:value-type="float">
            <text:p>3930.49</text:p>
          </table:table-cell>
          <table:table-cell office:value-type="float" office:value="2755.08" calcext:value-type="float">
            <text:p>2755.08</text:p>
          </table:table-cell>
          <table:table-cell office:value-type="float" office:value="4213.19" calcext:value-type="float">
            <text:p>4213.19</text:p>
          </table:table-cell>
          <table:table-cell office:value-type="float" office:value="2958.56" calcext:value-type="float">
            <text:p>2958.56</text:p>
          </table:table-cell>
        </table:table-row>
        <table:table-row table:style-name="ro1">
          <table:table-cell/>
          <table:table-cell office:value-type="float" office:value="1769.2" calcext:value-type="float">
            <text:p>1769.2</text:p>
          </table:table-cell>
          <table:table-cell office:value-type="float" office:value="1926.03" calcext:value-type="float">
            <text:p>1926.03</text:p>
          </table:table-cell>
          <table:table-cell office:value-type="float" office:value="4128.76" calcext:value-type="float">
            <text:p>4128.76</text:p>
          </table:table-cell>
          <table:table-cell office:value-type="float" office:value="2758.99" calcext:value-type="float">
            <text:p>2758.99</text:p>
          </table:table-cell>
          <table:table-cell office:value-type="float" office:value="4117.01" calcext:value-type="float">
            <text:p>4117.01</text:p>
          </table:table-cell>
          <table:table-cell office:value-type="float" office:value="2927.49" calcext:value-type="float">
            <text:p>2927.49</text:p>
          </table:table-cell>
        </table:table-row>
        <table:table-row table:style-name="ro1">
          <table:table-cell/>
          <table:table-cell office:value-type="float" office:value="1736.41" calcext:value-type="float">
            <text:p>1736.41</text:p>
          </table:table-cell>
          <table:table-cell office:value-type="float" office:value="1.52" calcext:value-type="float">
            <text:p>1.52</text:p>
          </table:table-cell>
          <table:table-cell office:value-type="float" office:value="3893.73" calcext:value-type="float">
            <text:p>3893.73</text:p>
          </table:table-cell>
          <table:table-cell office:value-type="float" office:value="1.27" calcext:value-type="float">
            <text:p>1.27</text:p>
          </table:table-cell>
          <table:table-cell office:value-type="float" office:value="4145.18" calcext:value-type="float">
            <text:p>4145.18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\socsla</text:p>
          </table:table-cell>
          <table:table-cell office:value-type="float" office:value="1065" calcext:value-type="float">
            <text:p>1065</text:p>
          </table:table-cell>
          <table:table-cell office:value-type="float" office:value="1274.13" calcext:value-type="float">
            <text:p>1274.13</text:p>
          </table:table-cell>
          <table:table-cell office:value-type="float" office:value="5971.36" calcext:value-type="float">
            <text:p>5971.36</text:p>
          </table:table-cell>
          <table:table-cell office:value-type="float" office:value="1992.09" calcext:value-type="float">
            <text:p>1992.09</text:p>
          </table:table-cell>
          <table:table-cell office:value-type="float" office:value="1503.16" calcext:value-type="float">
            <text:p>1503.16</text:p>
          </table:table-cell>
          <table:table-cell office:value-type="float" office:value="656.8" calcext:value-type="float">
            <text:p>656.8</text:p>
          </table:table-cell>
        </table:table-row>
        <table:table-row table:style-name="ro1">
          <table:table-cell/>
          <table:table-cell office:value-type="float" office:value="1049.51" calcext:value-type="float">
            <text:p>1049.51</text:p>
          </table:table-cell>
          <table:table-cell office:value-type="float" office:value="1258.57" calcext:value-type="float">
            <text:p>1258.57</text:p>
          </table:table-cell>
          <table:table-cell office:value-type="float" office:value="5794.21" calcext:value-type="float">
            <text:p>5794.21</text:p>
          </table:table-cell>
          <table:table-cell office:value-type="float" office:value="1936.08" calcext:value-type="float">
            <text:p>1936.08</text:p>
          </table:table-cell>
          <table:table-cell office:value-type="float" office:value="1514.89" calcext:value-type="float">
            <text:p>1514.89</text:p>
          </table:table-cell>
          <table:table-cell office:value-type="float" office:value="650.81" calcext:value-type="float">
            <text:p>650.81</text:p>
          </table:table-cell>
        </table:table-row>
        <table:table-row table:style-name="ro1">
          <table:table-cell/>
          <table:table-cell office:value-type="float" office:value="1051.95" calcext:value-type="float">
            <text:p>1051.95</text:p>
          </table:table-cell>
          <table:table-cell office:value-type="float" office:value="1.24" calcext:value-type="float">
            <text:p>1.24</text:p>
          </table:table-cell>
          <table:table-cell office:value-type="float" office:value="5961.8" calcext:value-type="float">
            <text:p>5961.8</text:p>
          </table:table-cell>
          <table:table-cell office:value-type="float" office:value="1.26" calcext:value-type="float">
            <text:p>1.26</text:p>
          </table:table-cell>
          <table:table-cell office:value-type="float" office:value="1476.11" calcext:value-type="float">
            <text:p>1476.11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\twi</text:p>
          </table:table-cell>
          <table:table-cell office:value-type="float" office:value="54335.96" calcext:value-type="float">
            <text:p>54335.96</text:p>
          </table:table-cell>
          <table:table-cell office:value-type="float" office:value="27718.68" calcext:value-type="float">
            <text:p>27718.68</text:p>
          </table:table-cell>
          <table:table-cell office:value-type="float" office:value="48976.11" calcext:value-type="float">
            <text:p>48976.11</text:p>
          </table:table-cell>
          <table:table-cell office:value-type="float" office:value="69439.02" calcext:value-type="float">
            <text:p>69439.02</text:p>
          </table:table-cell>
          <table:table-cell office:value-type="float" office:value="56912.68" calcext:value-type="float">
            <text:p>56912.68</text:p>
          </table:table-cell>
          <table:table-cell office:value-type="float" office:value="17487.74" calcext:value-type="float">
            <text:p>17487.74</text:p>
          </table:table-cell>
        </table:table-row>
        <table:table-row table:style-name="ro1">
          <table:table-cell/>
          <table:table-cell office:value-type="float" office:value="54335.96" calcext:value-type="float">
            <text:p>54335.96</text:p>
          </table:table-cell>
          <table:table-cell office:value-type="float" office:value="27289.48" calcext:value-type="float">
            <text:p>27289.48</text:p>
          </table:table-cell>
          <table:table-cell office:value-type="float" office:value="48976.11" calcext:value-type="float">
            <text:p>48976.11</text:p>
          </table:table-cell>
          <table:table-cell office:value-type="float" office:value="69439.02" calcext:value-type="float">
            <text:p>69439.02</text:p>
          </table:table-cell>
          <table:table-cell office:value-type="float" office:value="56912.68" calcext:value-type="float">
            <text:p>56912.68</text:p>
          </table:table-cell>
          <table:table-cell office:value-type="float" office:value="17487.74" calcext:value-type="float">
            <text:p>17487.74</text:p>
          </table:table-cell>
        </table:table-row>
        <table:table-row table:style-name="ro1">
          <table:table-cell/>
          <table:table-cell office:value-type="float" office:value="54335.96" calcext:value-type="float">
            <text:p>54335.96</text:p>
          </table:table-cell>
          <table:table-cell office:value-type="float" office:value="27211.45" calcext:value-type="float">
            <text:p>27211.45</text:p>
          </table:table-cell>
          <table:table-cell office:value-type="float" office:value="48976.11" calcext:value-type="float">
            <text:p>48976.11</text:p>
          </table:table-cell>
          <table:table-cell office:value-type="float" office:value="69439.02" calcext:value-type="float">
            <text:p>69439.02</text:p>
          </table:table-cell>
          <table:table-cell office:value-type="float" office:value="56912.68" calcext:value-type="float">
            <text:p>56912.68</text:p>
          </table:table-cell>
          <table:table-cell office:value-type="float" office:value="17487.74" calcext:value-type="float">
            <text:p>17487.7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21];[.B24];[.B27];[.B30];[.B33];[.B36];[.B39])/7" office:value-type="float" office:value="8409.00285714286" calcext:value-type="float">
            <text:p>8409</text:p>
          </table:table-cell>
          <table:table-cell table:formula="of:=SUM([.C21];[.C24];[.C27];[.C30];[.C33];[.C36];[.C39])/7" office:value-type="float" office:value="4497.19142857143" calcext:value-type="float">
            <text:p>4497.19</text:p>
          </table:table-cell>
          <table:table-cell table:formula="of:=SUM([.D21];[.D24];[.D27];[.D30];[.D33];[.D36];[.D39])/7" office:value-type="float" office:value="8721.61857142857" calcext:value-type="float">
            <text:p>8721.62</text:p>
          </table:table-cell>
          <table:table-cell table:formula="of:=SUM([.E21];[.E24];[.E27];[.E30];[.E33];[.E36];[.E39])/7" office:value-type="float" office:value="10719.6071428571" calcext:value-type="float">
            <text:p>10719.61</text:p>
          </table:table-cell>
          <table:table-cell table:formula="of:=SUM([.F21];[.F24];[.F27];[.F30];[.F33];[.F36];[.F39])/7" office:value-type="float" office:value="9378.10571428572" calcext:value-type="float">
            <text:p>9378.11</text:p>
          </table:table-cell>
          <table:table-cell table:formula="of:=SUM([.G21];[.G24];[.G27];[.G30];[.G33];[.G36];[.G39])/7" office:value-type="float" office:value="3117.10285714286" calcext:value-type="float">
            <text:p>3117.1</text:p>
          </table:table-cell>
        </table:table-row>
        <table:table-row table:style-name="ro1">
          <table:table-cell/>
          <table:table-cell table:formula="of:=SUM([.B22];[.B25];[.B28];[.B31];[.B34];[.B37];[.B40])/7" office:value-type="float" office:value="8437.35428571429" calcext:value-type="float">
            <text:p>8437.35</text:p>
          </table:table-cell>
          <table:table-cell table:formula="of:=SUM([.C22];[.C25];[.C28];[.C31];[.C34];[.C37];[.C40])/7" office:value-type="float" office:value="4437.14714285714" calcext:value-type="float">
            <text:p>4437.15</text:p>
          </table:table-cell>
          <table:table-cell table:formula="of:=SUM([.D22];[.D25];[.D28];[.D31];[.D34];[.D37];[.D40])/7" office:value-type="float" office:value="8742.68285714286" calcext:value-type="float">
            <text:p>8742.68</text:p>
          </table:table-cell>
          <table:table-cell table:formula="of:=SUM([.E22];[.E25];[.E28];[.E31];[.E34];[.E37];[.E40])/7" office:value-type="float" office:value="10723.4257142857" calcext:value-type="float">
            <text:p>10723.43</text:p>
          </table:table-cell>
          <table:table-cell table:formula="of:=SUM([.F22];[.F25];[.F28];[.F31];[.F34];[.F37];[.F40])/7" office:value-type="float" office:value="9450.82714285715" calcext:value-type="float">
            <text:p>9450.83</text:p>
          </table:table-cell>
          <table:table-cell table:formula="of:=SUM([.G22];[.G25];[.G28];[.G31];[.G34];[.G37];[.G40])/7" office:value-type="float" office:value="3118.49857142857" calcext:value-type="float">
            <text:p>3118.5</text:p>
          </table:table-cell>
        </table:table-row>
        <table:table-row table:style-name="ro1">
          <table:table-cell/>
          <table:table-cell table:formula="of:=SUM([.B23];[.B26];[.B29];[.B32];[.B35];[.B38];[.B41])/7" office:value-type="float" office:value="8406.73285714286" calcext:value-type="float">
            <text:p>8406.73</text:p>
          </table:table-cell>
          <table:table-cell table:formula="of:=SUM([.C23];[.C26];[.C29];[.C32];[.C35];[.C38];[.C41])/7" office:value-type="float" office:value="3889.02142857143" calcext:value-type="float">
            <text:p>3889.02</text:p>
          </table:table-cell>
          <table:table-cell table:formula="of:=SUM([.D23];[.D26];[.D29];[.D32];[.D35];[.D38];[.D41])/7" office:value-type="float" office:value="8722.73428571429" calcext:value-type="float">
            <text:p>8722.73</text:p>
          </table:table-cell>
          <table:table-cell table:formula="of:=SUM([.E23];[.E26];[.E29];[.E32];[.E35];[.E38];[.E41])/7" office:value-type="float" office:value="9921.23857142857" calcext:value-type="float">
            <text:p>9921.24</text:p>
          </table:table-cell>
          <table:table-cell table:formula="of:=SUM([.F23];[.F26];[.F29];[.F32];[.F35];[.F38];[.F41])/7" office:value-type="float" office:value="9366.72428571429" calcext:value-type="float">
            <text:p>9366.72</text:p>
          </table:table-cell>
          <table:table-cell table:formula="of:=SUM([.G23];[.G26];[.G29];[.G32];[.G35];[.G38];[.G41])/7" office:value-type="float" office:value="2499.63571428571" calcext:value-type="float">
            <text:p>2499.6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\zhihud</text:p>
          </table:table-cell>
          <table:table-cell office:value-type="float" office:value="803.99" calcext:value-type="float">
            <text:p>803.99</text:p>
          </table:table-cell>
          <table:table-cell office:value-type="float" office:value="911.96" calcext:value-type="float">
            <text:p>911.96</text:p>
          </table:table-cell>
          <table:table-cell office:value-type="float" office:value="1057.82" calcext:value-type="float">
            <text:p>1057.82</text:p>
          </table:table-cell>
          <table:table-cell office:value-type="float" office:value="106.22" calcext:value-type="float">
            <text:p>106.22</text:p>
          </table:table-cell>
          <table:table-cell office:value-type="float" office:value="954.23" calcext:value-type="float">
            <text:p>954.23</text:p>
          </table:table-cell>
          <table:table-cell office:value-type="float" office:value="20.77" calcext:value-type="float">
            <text:p>20.77</text:p>
          </table:table-cell>
        </table:table-row>
        <table:table-row table:style-name="ro1">
          <table:table-cell/>
          <table:table-cell office:value-type="float" office:value="804.83" calcext:value-type="float">
            <text:p>804.83</text:p>
          </table:table-cell>
          <table:table-cell office:value-type="float" office:value="911.62" calcext:value-type="float">
            <text:p>911.62</text:p>
          </table:table-cell>
          <table:table-cell office:value-type="float" office:value="1062.5" calcext:value-type="float">
            <text:p>1062.5</text:p>
          </table:table-cell>
          <table:table-cell office:value-type="float" office:value="106.35" calcext:value-type="float">
            <text:p>106.35</text:p>
          </table:table-cell>
          <table:table-cell office:value-type="float" office:value="954.31" calcext:value-type="float">
            <text:p>954.31</text:p>
          </table:table-cell>
          <table:table-cell office:value-type="float" office:value="20.71" calcext:value-type="float">
            <text:p>20.71</text:p>
          </table:table-cell>
        </table:table-row>
        <table:table-row table:style-name="ro1">
          <table:table-cell/>
          <table:table-cell office:value-type="float" office:value="803.63" calcext:value-type="float">
            <text:p>803.63</text:p>
          </table:table-cell>
          <table:table-cell office:value-type="float" office:value="0.93" calcext:value-type="float">
            <text:p>0.93</text:p>
          </table:table-cell>
          <table:table-cell office:value-type="float" office:value="1056.27" calcext:value-type="float">
            <text:p>1056.27</text:p>
          </table:table-cell>
          <table:table-cell office:value-type="float" office:value="0.98" calcext:value-type="float">
            <text:p>0.98</text:p>
          </table:table-cell>
          <table:table-cell office:value-type="float" office:value="953.79" calcext:value-type="float">
            <text:p>953.79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\webbersta</text:p>
          </table:table-cell>
          <table:table-cell office:value-type="float" office:value="517.56" calcext:value-type="float">
            <text:p>517.56</text:p>
          </table:table-cell>
          <table:table-cell office:value-type="float" office:value="342.29" calcext:value-type="float">
            <text:p>342.29</text:p>
          </table:table-cell>
          <table:table-cell office:value-type="float" office:value="228.37" calcext:value-type="float">
            <text:p>228.37</text:p>
          </table:table-cell>
          <table:table-cell office:value-type="float" office:value="31.49" calcext:value-type="float">
            <text:p>31.49</text:p>
          </table:table-cell>
          <table:table-cell office:value-type="float" office:value="894.44" calcext:value-type="float">
            <text:p>894.44</text:p>
          </table:table-cell>
          <table:table-cell office:value-type="float" office:value="40.62" calcext:value-type="float">
            <text:p>40.62</text:p>
          </table:table-cell>
        </table:table-row>
        <table:table-row table:style-name="ro1">
          <table:table-cell/>
          <table:table-cell office:value-type="float" office:value="513.55" calcext:value-type="float">
            <text:p>513.55</text:p>
          </table:table-cell>
          <table:table-cell office:value-type="float" office:value="341.16" calcext:value-type="float">
            <text:p>341.16</text:p>
          </table:table-cell>
          <table:table-cell office:value-type="float" office:value="278.72" calcext:value-type="float">
            <text:p>278.72</text:p>
          </table:table-cell>
          <table:table-cell office:value-type="float" office:value="31.63" calcext:value-type="float">
            <text:p>31.63</text:p>
          </table:table-cell>
          <table:table-cell office:value-type="float" office:value="877.37" calcext:value-type="float">
            <text:p>877.37</text:p>
          </table:table-cell>
          <table:table-cell office:value-type="float" office:value="40.69" calcext:value-type="float">
            <text:p>40.69</text:p>
          </table:table-cell>
        </table:table-row>
        <table:table-row table:style-name="ro1">
          <table:table-cell/>
          <table:table-cell office:value-type="float" office:value="518.5" calcext:value-type="float">
            <text:p>518.5</text:p>
          </table:table-cell>
          <table:table-cell office:value-type="float" office:value="1.21" calcext:value-type="float">
            <text:p>1.21</text:p>
          </table:table-cell>
          <table:table-cell office:value-type="float" office:value="228.94" calcext:value-type="float">
            <text:p>228.94</text:p>
          </table:table-cell>
          <table:table-cell office:value-type="float" office:value="1.4" calcext:value-type="float">
            <text:p>1.4</text:p>
          </table:table-cell>
          <table:table-cell office:value-type="float" office:value="895.1" calcext:value-type="float">
            <text:p>895.1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\webgoo</text:p>
          </table:table-cell>
          <table:table-cell office:value-type="float" office:value="4181.61" calcext:value-type="float">
            <text:p>4181.61</text:p>
          </table:table-cell>
          <table:table-cell office:value-type="float" office:value="5908.13" calcext:value-type="float">
            <text:p>5908.13</text:p>
          </table:table-cell>
          <table:table-cell office:value-type="float" office:value="2246.65" calcext:value-type="float">
            <text:p>2246.65</text:p>
          </table:table-cell>
          <table:table-cell office:value-type="float" office:value="17.12" calcext:value-type="float">
            <text:p>17.12</text:p>
          </table:table-cell>
          <table:table-cell office:value-type="float" office:value="4385.16" calcext:value-type="float">
            <text:p>4385.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310.4" calcext:value-type="float">
            <text:p>4310.4</text:p>
          </table:table-cell>
          <table:table-cell office:value-type="float" office:value="6060.13" calcext:value-type="float">
            <text:p>6060.13</text:p>
          </table:table-cell>
          <table:table-cell office:value-type="float" office:value="2447.64" calcext:value-type="float">
            <text:p>2447.64</text:p>
          </table:table-cell>
          <table:table-cell office:value-type="float" office:value="17.59" calcext:value-type="float">
            <text:p>17.59</text:p>
          </table:table-cell>
          <table:table-cell office:value-type="float" office:value="4638.08" calcext:value-type="float">
            <text:p>4638.08</text:p>
          </table:table-cell>
          <table:table-cell office:value-type="float" office:value="20.24" calcext:value-type="float">
            <text:p>20.24</text:p>
          </table:table-cell>
        </table:table-row>
        <table:table-row table:style-name="ro1">
          <table:table-cell/>
          <table:table-cell office:value-type="float" office:value="4146.34" calcext:value-type="float">
            <text:p>4146.34</text:p>
          </table:table-cell>
          <table:table-cell office:value-type="float" office:value="1.08" calcext:value-type="float">
            <text:p>1.08</text:p>
          </table:table-cell>
          <table:table-cell office:value-type="float" office:value="2252.71" calcext:value-type="float">
            <text:p>2252.71</text:p>
          </table:table-cell>
          <table:table-cell office:value-type="float" office:value="1.22" calcext:value-type="float">
            <text:p>1.22</text:p>
          </table:table-cell>
          <table:table-cell office:value-type="float" office:value="4388.31" calcext:value-type="float">
            <text:p>4388.31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\websta</text:p>
          </table:table-cell>
          <table:table-cell office:value-type="float" office:value="1414.59" calcext:value-type="float">
            <text:p>1414.59</text:p>
          </table:table-cell>
          <table:table-cell office:value-type="float" office:value="239.56" calcext:value-type="float">
            <text:p>239.56</text:p>
          </table:table-cell>
          <table:table-cell office:value-type="float" office:value="295.47" calcext:value-type="float">
            <text:p>295.47</text:p>
          </table:table-cell>
          <table:table-cell office:value-type="float" office:value="15.82" calcext:value-type="float">
            <text:p>15.82</text:p>
          </table:table-cell>
          <table:table-cell office:value-type="float" office:value="2380.15" calcext:value-type="float">
            <text:p>2380.15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/>
          <table:table-cell office:value-type="float" office:value="1381.55" calcext:value-type="float">
            <text:p>1381.55</text:p>
          </table:table-cell>
          <table:table-cell office:value-type="float" office:value="241.09" calcext:value-type="float">
            <text:p>241.09</text:p>
          </table:table-cell>
          <table:table-cell office:value-type="float" office:value="820.96" calcext:value-type="float">
            <text:p>820.96</text:p>
          </table:table-cell>
          <table:table-cell office:value-type="float" office:value="15.85" calcext:value-type="float">
            <text:p>15.85</text:p>
          </table:table-cell>
          <table:table-cell office:value-type="float" office:value="2446.68" calcext:value-type="float">
            <text:p>2446.68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/>
          <table:table-cell office:value-type="float" office:value="1408.43" calcext:value-type="float">
            <text:p>1408.43</text:p>
          </table:table-cell>
          <table:table-cell office:value-type="float" office:value="1.24" calcext:value-type="float">
            <text:p>1.24</text:p>
          </table:table-cell>
          <table:table-cell office:value-type="float" office:value="293.87" calcext:value-type="float">
            <text:p>293.87</text:p>
          </table:table-cell>
          <table:table-cell office:value-type="float" office:value="1.13" calcext:value-type="float">
            <text:p>1.13</text:p>
          </table:table-cell>
          <table:table-cell office:value-type="float" office:value="2354.91" calcext:value-type="float">
            <text:p>2354.91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\uspat</text:p>
          </table:table-cell>
          <table:table-cell office:value-type="float" office:value="1.12" calcext:value-type="float">
            <text:p>1.12</text:p>
          </table:table-cell>
          <table:table-cell office:value-type="float" office:value="1.04" calcext:value-type="float">
            <text:p>1.04</text:p>
          </table:table-cell>
          <table:table-cell office:value-type="float" office:value="1.4" calcext:value-type="float">
            <text:p>1.4</text:p>
          </table:table-cell>
          <table:table-cell office:value-type="float" office:value="1.16" calcext:value-type="float">
            <text:p>1.16</text:p>
          </table:table-cell>
          <table:table-cell office:value-type="float" office:value="1.11" calcext:value-type="float">
            <text:p>1.11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office:value-type="float" office:value="1.02" calcext:value-type="float">
            <text:p>1.02</text:p>
          </table:table-cell>
          <table:table-cell office:value-type="float" office:value="1.42" calcext:value-type="float">
            <text:p>1.42</text:p>
          </table:table-cell>
          <table:table-cell office:value-type="float" office:value="1.15" calcext:value-type="float">
            <text:p>1.15</text:p>
          </table:table-cell>
          <table:table-cell office:value-type="float" office:value="1.13" calcext:value-type="float">
            <text:p>1.13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/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float" office:value="1.11" calcext:value-type="float">
            <text:p>1.11</text:p>
          </table:table-cell>
          <table:table-cell office:value-type="float" office:value="1.09" calcext:value-type="float">
            <text:p>1.09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\textbf{plV625kL8a2.0L8exp}</text:p>
          </table:table-cell>
          <table:table-cell office:value-type="float" office:value="3913.11" calcext:value-type="float">
            <text:p>3913.11</text:p>
          </table:table-cell>
          <table:table-cell office:value-type="float" office:value="1257.15" calcext:value-type="float">
            <text:p>1257.15</text:p>
          </table:table-cell>
          <table:table-cell office:value-type="float" office:value="2416.38" calcext:value-type="float">
            <text:p>2416.38</text:p>
          </table:table-cell>
          <table:table-cell office:value-type="float" office:value="709.51" calcext:value-type="float">
            <text:p>709.51</text:p>
          </table:table-cell>
          <table:table-cell office:value-type="float" office:value="2304.48" calcext:value-type="float">
            <text:p>2304.48</text:p>
          </table:table-cell>
          <table:table-cell office:value-type="float" office:value="246.42" calcext:value-type="float">
            <text:p>246.42</text:p>
          </table:table-cell>
        </table:table-row>
        <table:table-row table:style-name="ro1">
          <table:table-cell/>
          <table:table-cell office:value-type="float" office:value="3924" calcext:value-type="float">
            <text:p>3924</text:p>
          </table:table-cell>
          <table:table-cell office:value-type="float" office:value="1233.11" calcext:value-type="float">
            <text:p>1233.11</text:p>
          </table:table-cell>
          <table:table-cell office:value-type="float" office:value="2981.31" calcext:value-type="float">
            <text:p>2981.31</text:p>
          </table:table-cell>
          <table:table-cell office:value-type="float" office:value="700.4" calcext:value-type="float">
            <text:p>700.4</text:p>
          </table:table-cell>
          <table:table-cell office:value-type="float" office:value="2303.75" calcext:value-type="float">
            <text:p>2303.75</text:p>
          </table:table-cell>
          <table:table-cell office:value-type="float" office:value="245.42" calcext:value-type="float">
            <text:p>245.42</text:p>
          </table:table-cell>
        </table:table-row>
        <table:table-row table:style-name="ro1">
          <table:table-cell/>
          <table:table-cell office:value-type="float" office:value="3921.5" calcext:value-type="float">
            <text:p>3921.5</text:p>
          </table:table-cell>
          <table:table-cell office:value-type="float" office:value="1.9" calcext:value-type="float">
            <text:p>1.9</text:p>
          </table:table-cell>
          <table:table-cell office:value-type="float" office:value="2417.68" calcext:value-type="float">
            <text:p>2417.68</text:p>
          </table:table-cell>
          <table:table-cell office:value-type="float" office:value="1.63" calcext:value-type="float">
            <text:p>1.63</text:p>
          </table:table-cell>
          <table:table-cell office:value-type="float" office:value="2305.84" calcext:value-type="float">
            <text:p>2305.84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\textbf{V625kD5L8exp}</text:p>
          </table:table-cell>
          <table:table-cell office:value-type="float" office:value="183.49" calcext:value-type="float">
            <text:p>183.49</text:p>
          </table:table-cell>
          <table:table-cell office:value-type="float" office:value="56.56" calcext:value-type="float">
            <text:p>56.56</text:p>
          </table:table-cell>
          <table:table-cell office:value-type="float" office:value="218.79" calcext:value-type="float">
            <text:p>218.79</text:p>
          </table:table-cell>
          <table:table-cell office:value-type="float" office:value="10.93" calcext:value-type="float">
            <text:p>10.93</text:p>
          </table:table-cell>
          <table:table-cell office:value-type="float" office:value="270.66" calcext:value-type="float">
            <text:p>270.66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/>
          <table:table-cell office:value-type="float" office:value="188.2" calcext:value-type="float">
            <text:p>188.2</text:p>
          </table:table-cell>
          <table:table-cell office:value-type="float" office:value="58.1" calcext:value-type="float">
            <text:p>58.1</text:p>
          </table:table-cell>
          <table:table-cell office:value-type="float" office:value="254.12" calcext:value-type="float">
            <text:p>254.12</text:p>
          </table:table-cell>
          <table:table-cell office:value-type="float" office:value="11.24" calcext:value-type="float">
            <text:p>11.24</text:p>
          </table:table-cell>
          <table:table-cell office:value-type="float" office:value="272.59" calcext:value-type="float">
            <text:p>272.59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/>
          <table:table-cell office:value-type="float" office:value="183.64" calcext:value-type="float">
            <text:p>183.64</text:p>
          </table:table-cell>
          <table:table-cell office:value-type="float" office:value="1.59" calcext:value-type="float">
            <text:p>1.59</text:p>
          </table:table-cell>
          <table:table-cell office:value-type="float" office:value="217.75" calcext:value-type="float">
            <text:p>217.75</text:p>
          </table:table-cell>
          <table:table-cell office:value-type="float" office:value="0.72" calcext:value-type="float">
            <text:p>0.72</text:p>
          </table:table-cell>
          <table:table-cell office:value-type="float" office:value="268.83" calcext:value-type="float">
            <text:p>268.83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SUM([.B48];[.B51];[.B54];[.B57];[.B60];[.B63];[.B66])/7" office:value-type="float" office:value="1573.63857142857" calcext:value-type="float">
            <text:p>1573.64</text:p>
          </table:table-cell>
          <table:table-cell table:formula="of:=SUM([.C48];[.C51];[.C54];[.C57];[.C60];[.C63];[.C66])/7" office:value-type="float" office:value="1245.24142857143" calcext:value-type="float">
            <text:p>1245.24</text:p>
          </table:table-cell>
          <table:table-cell table:formula="of:=SUM([.D48];[.D51];[.D54];[.D57];[.D60];[.D63];[.D66])/7" office:value-type="float" office:value="923.554285714286" calcext:value-type="float">
            <text:p>923.55</text:p>
          </table:table-cell>
          <table:table-cell table:formula="of:=SUM([.E48];[.E51];[.E54];[.E57];[.E60];[.E63];[.E66])/7" office:value-type="float" office:value="127.464285714286" calcext:value-type="float">
            <text:p>127.46</text:p>
          </table:table-cell>
          <table:table-cell table:formula="of:=SUM([.F48];[.F51];[.F54];[.F57];[.F60];[.F63];[.F66])/7" office:value-type="float" office:value="1598.60428571429" calcext:value-type="float">
            <text:p>1598.6</text:p>
          </table:table-cell>
          <table:table-cell table:formula="of:=SUM([.G48];[.G51];[.G54];[.G57];[.G60];[.G63];[.G66])/7" office:value-type="float" office:value="49.2771428571429" calcext:value-type="float">
            <text:p>49.28</text:p>
          </table:table-cell>
        </table:table-row>
        <table:table-row table:style-name="ro1">
          <table:table-cell/>
          <table:table-cell table:formula="of:=SUM([.B49];[.B52];[.B55];[.B58];[.B61];[.B64];[.B67])/7" office:value-type="float" office:value="1589.09142857143" calcext:value-type="float">
            <text:p>1589.09</text:p>
          </table:table-cell>
          <table:table-cell table:formula="of:=SUM([.C49];[.C52];[.C55];[.C58];[.C61];[.C64];[.C67])/7" office:value-type="float" office:value="1263.74714285714" calcext:value-type="float">
            <text:p>1263.75</text:p>
          </table:table-cell>
          <table:table-cell table:formula="of:=SUM([.D49];[.D52];[.D55];[.D58];[.D61];[.D64];[.D67])/7" office:value-type="float" office:value="1120.95285714286" calcext:value-type="float">
            <text:p>1120.95</text:p>
          </table:table-cell>
          <table:table-cell table:formula="of:=SUM([.E49];[.E52];[.E55];[.E58];[.E61];[.E64];[.E67])/7" office:value-type="float" office:value="126.315714285714" calcext:value-type="float">
            <text:p>126.32</text:p>
          </table:table-cell>
          <table:table-cell table:formula="of:=SUM([.F49];[.F52];[.F55];[.F58];[.F61];[.F64];[.F67])/7" office:value-type="float" office:value="1641.98714285714" calcext:value-type="float">
            <text:p>1641.99</text:p>
          </table:table-cell>
          <table:table-cell table:formula="of:=SUM([.G49];[.G52];[.G55];[.G58];[.G61];[.G64];[.G67])/7" office:value-type="float" office:value="49.3842857142857" calcext:value-type="float">
            <text:p>49.38</text:p>
          </table:table-cell>
        </table:table-row>
        <table:table-row table:style-name="ro1">
          <table:table-cell/>
          <table:table-cell table:formula="of:=SUM([.B50];[.B53];[.B56];[.B59];[.B62];[.B65];[.B68])/7" office:value-type="float" office:value="1569.01857142857" calcext:value-type="float">
            <text:p>1569.02</text:p>
          </table:table-cell>
          <table:table-cell table:formula="of:=SUM([.C50];[.C53];[.C56];[.C59];[.C62];[.C65];[.C68])/7" office:value-type="float" office:value="1.27857142857143" calcext:value-type="float">
            <text:p>1.28</text:p>
          </table:table-cell>
          <table:table-cell table:formula="of:=SUM([.D50];[.D53];[.D56];[.D59];[.D62];[.D65];[.D68])/7" office:value-type="float" office:value="924.08" calcext:value-type="float">
            <text:p>924.08</text:p>
          </table:table-cell>
          <table:table-cell table:formula="of:=SUM([.E50];[.E53];[.E56];[.E59];[.E62];[.E65];[.E68])/7" office:value-type="float" office:value="1.17" calcext:value-type="float">
            <text:p>1.17</text:p>
          </table:table-cell>
          <table:table-cell table:formula="of:=SUM([.F50];[.F53];[.F56];[.F59];[.F62];[.F65];[.F68])/7" office:value-type="float" office:value="1595.41" calcext:value-type="float">
            <text:p>1595.41</text:p>
          </table:table-cell>
          <table:table-cell table:formula="of:=SUM([.G50];[.G53];[.G56];[.G59];[.G62];[.G65];[.G68])/7" office:value-type="float" office:value="1.07142857142857" calcext:value-type="float">
            <text:p>1.07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 style:data-style-name="N2" text:time-value="09:33:19.806829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38S</meta:editing-duration>
    <meta:editing-cycles>21</meta:editing-cycles>
    <meta:generator>LibreOffice/4.4.6.3$Linux_X86_64 LibreOffice_project/40m0$Build-3</meta:generator>
    <dc:date>2016-06-01T10:41:00.097990938</dc:date>
    <meta:document-statistic meta:table-count="3" meta:cell-count="791" meta:object-count="0"/>
    <meta:user-defined meta:name="Info 1"/>
    <meta:user-defined meta:name="Info 2"/>
    <meta:user-defined meta:name="Info 3"/>
    <meta:user-defined meta:name="Info 4"/>
  </office:meta>
</office:document-meta>
</file>